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Mangal1" svg:font-family="Mangal"/>
    <style:font-face style:name="OpenSymbol" svg:font-family="OpenSymbol"/>
    <style:font-face style:name="Courier New" svg:font-family="'Courier New'" style:font-adornments="Κανονικά"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style:font-size-asian="12pt"/>
    </style:style>
    <style:style style:name="P4" style:family="paragraph" style:parent-style-name="Standard">
      <style:paragraph-properties fo:text-align="justify" style:justify-single-word="false">
        <style:tab-stops>
          <style:tab-stop style:position="15.002cm" style:leader-style="dotted" style:leader-text="."/>
        </style:tab-stops>
      </style:paragraph-properties>
      <style:text-properties fo:font-size="12pt" style:font-size-asian="12pt"/>
    </style:style>
    <style:style style:name="P5" style:family="paragraph" style:parent-style-name="Standard">
      <style:paragraph-properties>
        <style:tab-stops>
          <style:tab-stop style:position="15.002cm" style:leader-style="dotted" style:leader-text="."/>
        </style:tab-stops>
      </style:paragraph-properties>
      <style:text-properties fo:font-size="12pt" style:font-size-asian="12pt"/>
    </style:style>
    <style:style style:name="P6" style:family="paragraph" style:parent-style-name="Standard">
      <style:paragraph-properties fo:text-align="justify"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style>
    <style:style style:name="P8"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style>
    <style:style style:name="P9" style:family="paragraph" style:parent-style-name="Standard">
      <style:paragraph-properties fo:text-align="justify" style:justify-single-word="false"/>
      <style:text-properties fo:font-size="12pt" fo:font-weight="bold" style:font-size-asian="12pt" style:font-weight-asian="bold"/>
    </style:style>
    <style:style style:name="P10" style:family="paragraph" style:parent-style-name="Standard">
      <style:paragraph-properties fo:line-height="100%" fo:text-align="justify" style:justify-single-word="false"/>
      <style:text-properties fo:font-size="12pt" fo:font-weight="bold" style:font-size-asian="12pt" style:font-weight-asian="bold"/>
    </style:style>
    <style:style style:name="P11" style:family="paragraph" style:parent-style-name="Standard">
      <style:paragraph-properties>
        <style:tab-stops>
          <style:tab-stop style:position="15.002cm" style:leader-style="dotted" style:leader-text="."/>
        </style:tab-stops>
      </style:paragraph-properties>
    </style:style>
    <style:style style:name="P12" style:family="paragraph" style:parent-style-name="Standard">
      <style:paragraph-properties fo:line-height="100%" fo:text-align="justify" style:justify-single-word="false"/>
    </style:style>
    <style:style style:name="P13"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style>
    <style:style style:name="P14" style:family="paragraph" style:parent-style-name="Standard">
      <style:paragraph-properties fo:margin-top="0cm" fo:margin-bottom="0.106cm"/>
    </style:style>
    <style:style style:name="P15" style:family="paragraph" style:parent-style-name="Standard">
      <style:paragraph-properties fo:margin-top="0.635cm" fo:margin-bottom="0.176cm" fo:line-height="100%" fo:text-align="justify" style:justify-single-word="false"/>
    </style:style>
    <style:style style:name="P16" style:family="paragraph" style:parent-style-name="Standard">
      <style:paragraph-properties fo:margin-top="0.635cm" fo:margin-bottom="0.176cm" fo:line-height="100%" fo:text-align="justify" style:justify-single-word="false"/>
      <style:text-properties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margin-top="0cm" fo:margin-bottom="0.247cm" fo:text-align="justify" style:justify-single-word="false"/>
    </style:style>
    <style:style style:name="P18" style:family="paragraph" style:parent-style-name="Standard">
      <style:paragraph-properties fo:margin-top="0cm" fo:margin-bottom="0.247cm" fo:text-align="justify" style:justify-single-word="false"/>
      <style:text-properties fo:font-size="12pt" style:font-size-asian="12pt"/>
    </style:style>
    <style:style style:name="P19" style:family="paragraph" style:parent-style-name="Standard">
      <style:paragraph-properties fo:text-align="justify" style:justify-single-word="false" fo:break-before="page"/>
      <style:text-properties fo:font-size="12pt" style:text-underline-style="solid" style:text-underline-width="auto" style:text-underline-color="font-color" fo:font-weight="bold" style:font-size-asian="12pt" style:font-weight-asian="bold"/>
    </style:style>
    <style:style style:name="P20" style:family="paragraph" style:parent-style-name="Standard">
      <style:paragraph-properties fo:margin-top="0.635cm" fo:margin-bottom="0.353cm" fo:text-align="justify" style:justify-single-word="false"/>
      <style:text-properties fo:font-size="12pt" style:font-size-asian="12pt"/>
    </style:style>
    <style:style style:name="P21" style:family="paragraph" style:parent-style-name="List_20_Paragraph">
      <style:paragraph-properties fo:text-align="justify" style:justify-single-word="false"/>
      <style:text-properties fo:font-size="12pt" style:font-size-asian="12pt"/>
    </style:style>
    <style:style style:name="P22" style:family="paragraph" style:parent-style-name="Standard" style:master-page-name="Standard">
      <style:paragraph-properties fo:text-align="justify" style:justify-single-word="false" style:page-number="auto"/>
    </style:style>
    <style:style style:name="P23" style:family="paragraph" style:parent-style-name="Standard">
      <style:paragraph-properties fo:margin-top="0.635cm" fo:margin-bottom="0.176cm" fo:line-height="100%" fo:text-align="justify" style:justify-single-word="false"/>
      <style:text-properties fo:font-size="12pt" style:text-underline-style="solid" style:text-underline-width="auto" style:text-underline-color="font-color" fo:font-weight="bold" style:font-size-asian="12pt" style:font-weight-asian="bold"/>
    </style:style>
    <style:style style:name="P24" style:family="paragraph" style:parent-style-name="Standard">
      <style:paragraph-properties fo:text-align="justify" style:justify-single-word="false"/>
      <style:text-properties fo:font-size="12pt" style:font-size-asian="12pt"/>
    </style:style>
    <style:style style:name="P25" style:family="paragraph" style:parent-style-name="List_20_Paragraph" style:list-style-name="L1">
      <style:paragraph-properties fo:text-align="justify" style:justify-single-word="false"/>
    </style:style>
    <style:style style:name="P26" style:family="paragraph" style:parent-style-name="List_20_Paragraph" style:list-style-name="WWNum2">
      <style:paragraph-properties fo:text-align="justify" style:justify-single-word="false"/>
    </style:style>
    <style:style style:name="P27" style:family="paragraph" style:parent-style-name="List_20_Paragraph" style:list-style-name="L2">
      <style:paragraph-properties fo:text-align="justify" style:justify-single-word="false"/>
    </style:style>
    <style:style style:name="P28" style:family="paragraph" style:parent-style-name="List_20_Paragraph" style:list-style-name="WWNum3">
      <style:paragraph-properties fo:text-align="justify" style:justify-single-word="false"/>
    </style:style>
    <style:style style:name="P29" style:family="paragraph" style:parent-style-name="List_20_Paragraph" style:list-style-name="WWNum4">
      <style:paragraph-properties fo:text-align="justify" style:justify-single-word="false"/>
    </style:style>
    <style:style style:name="P30" style:family="paragraph" style:parent-style-name="List_20_Paragraph" style:list-style-name="WWNum18">
      <style:paragraph-properties fo:text-align="justify" style:justify-single-word="false"/>
    </style:style>
    <style:style style:name="P31" style:family="paragraph" style:parent-style-name="List_20_Paragraph" style:list-style-name="WWNum21">
      <style:paragraph-properties fo:text-align="justify" style:justify-single-word="false"/>
    </style:style>
    <style:style style:name="P32" style:family="paragraph" style:parent-style-name="List_20_Paragraph" style:list-style-name="WWNum22">
      <style:paragraph-properties fo:text-align="justify" style:justify-single-word="false"/>
    </style:style>
    <style:style style:name="P33" style:family="paragraph" style:parent-style-name="List_20_Paragraph" style:list-style-name="WWNum24">
      <style:paragraph-properties fo:text-align="justify" style:justify-single-word="false"/>
    </style:style>
    <style:style style:name="P34" style:family="paragraph" style:parent-style-name="List_20_Paragraph" style:list-style-name="WWNum25">
      <style:paragraph-properties fo:text-align="justify" style:justify-single-word="false"/>
    </style:style>
    <style:style style:name="P35" style:family="paragraph" style:parent-style-name="List_20_Paragraph" style:list-style-name="WWNum23">
      <style:paragraph-properties fo:text-align="justify" style:justify-single-word="false"/>
    </style:style>
    <style:style style:name="P36" style:family="paragraph" style:parent-style-name="List_20_Paragraph" style:list-style-name="WWNum26">
      <style:paragraph-properties fo:text-align="justify" style:justify-single-word="false"/>
    </style:style>
    <style:style style:name="P37" style:family="paragraph" style:parent-style-name="List_20_Paragraph" style:list-style-name="WWNum27">
      <style:paragraph-properties fo:text-align="justify" style:justify-single-word="false"/>
    </style:style>
    <style:style style:name="P38" style:family="paragraph" style:parent-style-name="List_20_Paragraph" style:list-style-name="WWNum28">
      <style:paragraph-properties fo:text-align="justify" style:justify-single-word="false"/>
    </style:style>
    <style:style style:name="P39" style:family="paragraph" style:parent-style-name="List_20_Paragraph" style:list-style-name="WWNum14">
      <style:paragraph-properties fo:text-align="justify" style:justify-single-word="false"/>
    </style:style>
    <style:style style:name="P40" style:family="paragraph" style:parent-style-name="List_20_Paragraph" style:list-style-name="WWNum15">
      <style:paragraph-properties fo:text-align="justify" style:justify-single-word="false"/>
    </style:style>
    <style:style style:name="P41" style:family="paragraph" style:parent-style-name="List_20_Paragraph" style:list-style-name="L1">
      <style:paragraph-properties fo:text-align="justify" style:justify-single-word="false"/>
      <style:text-properties fo:font-size="12pt" style:font-size-asian="12pt"/>
    </style:style>
    <style:style style:name="P42" style:family="paragraph" style:parent-style-name="List_20_Paragraph" style:list-style-name="L2">
      <style:paragraph-properties fo:text-align="justify" style:justify-single-word="false"/>
      <style:text-properties fo:font-size="12pt" style:font-size-asian="12pt"/>
    </style:style>
    <style:style style:name="P43" style:family="paragraph" style:parent-style-name="List_20_Paragraph" style:list-style-name="WWNum3">
      <style:paragraph-properties fo:text-align="justify" style:justify-single-word="false"/>
      <style:text-properties fo:font-size="12pt" style:font-size-asian="12pt"/>
    </style:style>
    <style:style style:name="P44" style:family="paragraph" style:parent-style-name="List_20_Paragraph" style:list-style-name="WWNum21">
      <style:paragraph-properties fo:text-align="justify" style:justify-single-word="false"/>
      <style:text-properties fo:font-size="12pt" style:font-size-asian="12pt"/>
    </style:style>
    <style:style style:name="P45" style:family="paragraph" style:parent-style-name="List_20_Paragraph" style:list-style-name="WWNum25">
      <style:paragraph-properties fo:text-align="justify" style:justify-single-word="false"/>
      <style:text-properties fo:font-size="12pt" style:font-size-asian="12pt"/>
    </style:style>
    <style:style style:name="P46" style:family="paragraph" style:parent-style-name="List_20_Paragraph" style:list-style-name="WWNum15">
      <style:paragraph-properties fo:text-align="justify" style:justify-single-word="false"/>
      <style:text-properties fo:font-size="12pt" style:font-size-asian="12pt"/>
    </style:style>
    <style:style style:name="P47" style:family="paragraph" style:parent-style-name="List_20_Paragraph" style:list-style-name="WWNum18">
      <style:paragraph-properties fo:text-align="justify" style:justify-single-word="false"/>
      <style:text-properties fo:color="#ff0000" fo:font-size="12pt" fo:font-weight="bold" style:font-size-asian="12pt" style:font-weight-asian="bold"/>
    </style:style>
    <style:style style:name="P48" style:family="paragraph" style:parent-style-name="List_20_Paragraph" style:list-style-name="WWNum20">
      <style:paragraph-properties fo:margin-top="0cm" fo:margin-bottom="0.247cm" fo:text-align="justify" style:justify-single-word="false"/>
      <style:text-properties fo:font-size="12pt" style:font-size-asian="12pt"/>
    </style:style>
    <style:style style:name="P49" style:family="paragraph" style:parent-style-name="List_20_Paragraph" style:list-style-name="WWNum20">
      <style:paragraph-properties fo:margin-top="0cm" fo:margin-bottom="0.247cm" fo:text-align="justify" style:justify-single-word="false"/>
    </style:style>
    <style:style style:name="P50" style:family="paragraph" style:parent-style-name="List_20_Paragraph" style:list-style-name="WWNum29">
      <style:paragraph-properties fo:margin-top="0cm" fo:margin-bottom="0.247cm" fo:text-align="justify" style:justify-single-word="false"/>
    </style:style>
    <style:style style:name="T1" style:family="text">
      <style:text-properties fo:font-size="14pt" style:font-size-asian="14pt"/>
    </style:style>
    <style:style style:name="T2" style:family="text">
      <style:text-properties fo:font-size="14pt" fo:font-weight="bold" style:font-size-asian="14pt" style:font-weight-asian="bold"/>
    </style:style>
    <style:style style:name="T3" style:family="text">
      <style:text-properties fo:font-size="14pt" style:text-underline-style="solid" style:text-underline-width="auto" style:text-underline-color="font-color" fo:font-weight="bold" style:font-size-asian="14pt" style:font-weight-asian="bold"/>
    </style:style>
    <style:style style:name="T4" style:family="text">
      <style:text-properties fo:font-size="14pt" fo:language="en" fo:country="US" style:text-underline-style="solid" style:text-underline-width="auto" style:text-underline-color="font-color" fo:font-weight="bold" style:font-size-asian="14pt" style:font-weight-asian="bold"/>
    </style:style>
    <style:style style:name="T5" style:family="text">
      <style:text-properties style:text-position="super 58%" fo:font-size="14pt" style:font-size-asian="14pt"/>
    </style:style>
    <style:style style:name="T6" style:family="text">
      <style:text-properties style:text-position="super 58%" fo:font-size="12pt" style:font-size-asian="12pt"/>
    </style:style>
    <style:style style:name="T7" style:family="text">
      <style:text-properties style:text-position="super 58%" fo:font-size="12pt" fo:font-weight="bold" style:font-size-asian="12pt" style:font-weight-asian="bold"/>
    </style:style>
    <style:style style:name="T8" style:family="text">
      <style:text-properties style:text-position="super 58%" fo:font-size="12pt" style:text-underline-style="solid" style:text-underline-width="auto" style:text-underline-color="font-color" style:font-size-asian="12pt"/>
    </style:style>
    <style:style style:name="T9" style:family="text">
      <style:text-properties fo:font-size="12pt" style:font-size-asian="12pt"/>
    </style:style>
    <style:style style:name="T10" style:family="text">
      <style:text-properties fo:font-size="12pt" style:font-size-asian="12pt" style:font-style-complex="italic" style:font-weight-complex="bold"/>
    </style:style>
    <style:style style:name="T11" style:family="text">
      <style:text-properties fo:font-size="12pt" style:text-underline-style="solid" style:text-underline-width="auto" style:text-underline-color="font-color" style:font-size-asian="12pt"/>
    </style:style>
    <style:style style:name="T12" style:family="text">
      <style:text-properties fo:font-size="12pt" style:text-underline-style="solid" style:text-underline-width="auto" style:text-underline-color="font-color" fo:font-weight="bold" style:font-size-asian="12pt" style:font-weight-asian="bold"/>
    </style:style>
    <style:style style:name="T13" style:family="text">
      <style:text-properties fo:font-size="12pt" fo:language="en" fo:country="US" style:font-size-asian="12pt"/>
    </style:style>
    <style:style style:name="T14" style:family="text">
      <style:text-properties fo:font-size="12pt" fo:language="en" fo:country="US" fo:font-style="italic" style:font-size-asian="12pt" style:font-style-asian="italic"/>
    </style:style>
    <style:style style:name="T15" style:family="text">
      <style:text-properties fo:font-size="12pt" fo:language="en" fo:country="US" fo:font-weight="bold" style:font-size-asian="12pt" style:font-weight-asian="bold"/>
    </style:style>
    <style:style style:name="T16" style:family="text">
      <style:text-properties fo:font-size="12pt" fo:language="en" fo:country="US" style:text-underline-style="solid" style:text-underline-width="auto" style:text-underline-color="font-color" style:font-size-asian="12pt"/>
    </style:style>
    <style:style style:name="T17" style:family="text">
      <style:text-properties fo:font-size="12pt" fo:font-weight="bold" style:font-size-asian="12pt" style:font-weight-asian="bold"/>
    </style:style>
    <style:style style:name="T18" style:family="text">
      <style:text-properties fo:font-size="12pt" fo:font-style="italic" style:font-size-asian="12pt" style:font-style-asian="italic"/>
    </style:style>
    <style:style style:name="T19" style:family="text">
      <style:text-properties fo:font-size="12pt" fo:font-style="italic" fo:font-weight="bold" style:font-size-asian="12pt" style:font-style-asian="italic" style:font-weight-asian="bold"/>
    </style:style>
    <style:style style:name="T20" style:family="text">
      <style:text-properties fo:color="#ff0000" fo:font-size="12pt" style:font-size-asian="12pt"/>
    </style:style>
    <style:style style:name="T21" style:family="text">
      <style:text-properties fo:color="#ff0000" fo:font-size="12pt" fo:font-weight="bold" style:font-size-asian="12pt" style:font-weight-asian="bold"/>
    </style:style>
    <style:style style:name="T22" style:family="text">
      <style:text-properties fo:color="#ff0000" fo:font-size="12pt" fo:language="en" fo:country="US" style:font-size-asian="12pt"/>
    </style:style>
    <style:style style:name="T23"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ΤΕΚΜΗΡΙΩΣΗ ΤΟΥ ΕΡΓΟΥ «</text:span><text:span text:style-name="T2">ΆΜΕΣΗ ΑΝΙΧΝΕΥΣΗ, ΕΙΔΟΠΟΙΗΣΗ ΚΑΙ ΕΠΕΜΒΑΣΗ ΣΕ ΠΕΡΙΠΤΩΣΗ ΠΥΡΚΑΓΙΑΣ</text:span><text:span text:style-name="T1">» ΤΟ ΟΠΟΙΟ ΣΥΜΜΕΤΕΧΕΙ ΣΤΟΝ <text:s/>2</text:span><text:span text:style-name="T5">Ο</text:span><text:span text:style-name="T1"> ΠΑΝΕΛΛΗΝΙΟ ΔΙΑΓΩΝΙΣΜΟ ΕΚΠΑΙΔΕΥΤΙΚΗΣ ΡΟΜΠΟΤΙΚΗΣ &amp; PHYSICAL COMPUTING ΑΝΟΙΧΤΩΝ ΤΕΧΝΟΛΟΓΙΩΝ.</text:span></text:p>
      <text:p text:style-name="P6"/>
      <text:p text:style-name="P2"><text:span text:style-name="T11">Όνομα σχολείου</text:span><text:span text:style-name="T9">: </text:span><text:span text:style-name="T10">Εκπαιδευτήρια ΓΕΝΕΣΙΣ Ιδιωτικό Δημοτικό Σχολείο</text:span></text:p>
      <text:p text:style-name="P2"><text:span text:style-name="T11">Όνομα Ομάδας</text:span><text:span text:style-name="T9">: Genesis Robotics Team</text:span></text:p>
      <text:p text:style-name="P14"><text:span text:style-name="T11">Αποθετήριο του έργου</text:span><text:span text:style-name="T9">: </text:span></text:p>
      <text:p text:style-name="Standard"><text:a xlink:type="simple" xlink:href="https://github.com/VassileiosLadas/Immediate-Detection_Alert_And_Intervention_In_Case_Of_Fire.git" text:style-name="Internet_20_link" text:visited-style-name="Visited_20_Internet_20_Link"><text:span text:style-name="T13">https</text:span></text:a><text:a xlink:type="simple" xlink:href="https://github.com/VassileiosLadas/Immediate-Detection_Alert_And_Intervention_In_Case_Of_Fire.git" text:style-name="Internet_20_link" text:visited-style-name="Visited_20_Internet_20_Link"><text:span text:style-name="T9">://</text:span></text:a><text:a xlink:type="simple" xlink:href="https://github.com/VassileiosLadas/Immediate-Detection_Alert_And_Intervention_In_Case_Of_Fire.git" text:style-name="Internet_20_link" text:visited-style-name="Visited_20_Internet_20_Link"><text:span text:style-name="T13">github</text:span></text:a><text:a xlink:type="simple" xlink:href="https://github.com/VassileiosLadas/Immediate-Detection_Alert_And_Intervention_In_Case_Of_Fire.git" text:style-name="Internet_20_link" text:visited-style-name="Visited_20_Internet_20_Link"><text:span text:style-name="T9">.</text:span></text:a><text:a xlink:type="simple" xlink:href="https://github.com/VassileiosLadas/Immediate-Detection_Alert_And_Intervention_In_Case_Of_Fire.git" text:style-name="Internet_20_link" text:visited-style-name="Visited_20_Internet_20_Link"><text:span text:style-name="T13">com</text:span></text:a><text:a xlink:type="simple" xlink:href="https://github.com/VassileiosLadas/Immediate-Detection_Alert_And_Intervention_In_Case_Of_Fire.git" text:style-name="Internet_20_link" text:visited-style-name="Visited_20_Internet_20_Link"><text:span text:style-name="T9">/</text:span></text:a><text:a xlink:type="simple" xlink:href="https://github.com/VassileiosLadas/Immediate-Detection_Alert_And_Intervention_In_Case_Of_Fire.git" text:style-name="Internet_20_link" text:visited-style-name="Visited_20_Internet_20_Link"><text:span text:style-name="T13">VassileiosLadas</text:span></text:a><text:a xlink:type="simple" xlink:href="https://github.com/VassileiosLadas/Immediate-Detection_Alert_And_Intervention_In_Case_Of_Fire.git" text:style-name="Internet_20_link" text:visited-style-name="Visited_20_Internet_20_Link"><text:span text:style-name="T9">/</text:span></text:a><text:a xlink:type="simple" xlink:href="https://github.com/VassileiosLadas/Immediate-Detection_Alert_And_Intervention_In_Case_Of_Fire.git" text:style-name="Internet_20_link" text:visited-style-name="Visited_20_Internet_20_Link"><text:span text:style-name="T13">Immediate</text:span></text:a><text:a xlink:type="simple" xlink:href="https://github.com/VassileiosLadas/Immediate-Detection_Alert_And_Intervention_In_Case_Of_Fire.git" text:style-name="Internet_20_link" text:visited-style-name="Visited_20_Internet_20_Link"><text:span text:style-name="T9">-</text:span></text:a><text:a xlink:type="simple" xlink:href="https://github.com/VassileiosLadas/Immediate-Detection_Alert_And_Intervention_In_Case_Of_Fire.git" text:style-name="Internet_20_link" text:visited-style-name="Visited_20_Internet_20_Link"><text:span text:style-name="T13">Detection</text:span></text:a><text:a xlink:type="simple" xlink:href="https://github.com/VassileiosLadas/Immediate-Detection_Alert_And_Intervention_In_Case_Of_Fire.git" text:style-name="Internet_20_link" text:visited-style-name="Visited_20_Internet_20_Link"><text:span text:style-name="T9">_</text:span></text:a><text:a xlink:type="simple" xlink:href="https://github.com/VassileiosLadas/Immediate-Detection_Alert_And_Intervention_In_Case_Of_Fire.git" text:style-name="Internet_20_link" text:visited-style-name="Visited_20_Internet_20_Link"><text:span text:style-name="T13">Alert</text:span></text:a><text:a xlink:type="simple" xlink:href="https://github.com/VassileiosLadas/Immediate-Detection_Alert_And_Intervention_In_Case_Of_Fire.git" text:style-name="Internet_20_link" text:visited-style-name="Visited_20_Internet_20_Link"><text:span text:style-name="T9">_</text:span></text:a><text:a xlink:type="simple" xlink:href="https://github.com/VassileiosLadas/Immediate-Detection_Alert_And_Intervention_In_Case_Of_Fire.git" text:style-name="Internet_20_link" text:visited-style-name="Visited_20_Internet_20_Link"><text:span text:style-name="T13">And</text:span></text:a><text:a xlink:type="simple" xlink:href="https://github.com/VassileiosLadas/Immediate-Detection_Alert_And_Intervention_In_Case_Of_Fire.git" text:style-name="Internet_20_link" text:visited-style-name="Visited_20_Internet_20_Link"><text:span text:style-name="T9">_</text:span></text:a><text:a xlink:type="simple" xlink:href="https://github.com/VassileiosLadas/Immediate-Detection_Alert_And_Intervention_In_Case_Of_Fire.git" text:style-name="Internet_20_link" text:visited-style-name="Visited_20_Internet_20_Link"><text:span text:style-name="T13">Intervention</text:span></text:a><text:a xlink:type="simple" xlink:href="https://github.com/VassileiosLadas/Immediate-Detection_Alert_And_Intervention_In_Case_Of_Fire.git" text:style-name="Internet_20_link" text:visited-style-name="Visited_20_Internet_20_Link"><text:span text:style-name="T9">_</text:span></text:a><text:a xlink:type="simple" xlink:href="https://github.com/VassileiosLadas/Immediate-Detection_Alert_And_Intervention_In_Case_Of_Fire.git" text:style-name="Internet_20_link" text:visited-style-name="Visited_20_Internet_20_Link"><text:span text:style-name="T13">In</text:span></text:a><text:a xlink:type="simple" xlink:href="https://github.com/VassileiosLadas/Immediate-Detection_Alert_And_Intervention_In_Case_Of_Fire.git" text:style-name="Internet_20_link" text:visited-style-name="Visited_20_Internet_20_Link"><text:span text:style-name="T9">_</text:span></text:a><text:a xlink:type="simple" xlink:href="https://github.com/VassileiosLadas/Immediate-Detection_Alert_And_Intervention_In_Case_Of_Fire.git" text:style-name="Internet_20_link" text:visited-style-name="Visited_20_Internet_20_Link"><text:span text:style-name="T13">Case</text:span></text:a><text:a xlink:type="simple" xlink:href="https://github.com/VassileiosLadas/Immediate-Detection_Alert_And_Intervention_In_Case_Of_Fire.git" text:style-name="Internet_20_link" text:visited-style-name="Visited_20_Internet_20_Link"><text:span text:style-name="T9">_</text:span></text:a><text:a xlink:type="simple" xlink:href="https://github.com/VassileiosLadas/Immediate-Detection_Alert_And_Intervention_In_Case_Of_Fire.git" text:style-name="Internet_20_link" text:visited-style-name="Visited_20_Internet_20_Link"><text:span text:style-name="T13">Of</text:span></text:a><text:a xlink:type="simple" xlink:href="https://github.com/VassileiosLadas/Immediate-Detection_Alert_And_Intervention_In_Case_Of_Fire.git" text:style-name="Internet_20_link" text:visited-style-name="Visited_20_Internet_20_Link"><text:span text:style-name="T9">_</text:span></text:a><text:a xlink:type="simple" xlink:href="https://github.com/VassileiosLadas/Immediate-Detection_Alert_And_Intervention_In_Case_Of_Fire.git" text:style-name="Internet_20_link" text:visited-style-name="Visited_20_Internet_20_Link"><text:span text:style-name="T13">Fire</text:span></text:a><text:a xlink:type="simple" xlink:href="https://github.com/VassileiosLadas/Immediate-Detection_Alert_And_Intervention_In_Case_Of_Fire.git" text:style-name="Internet_20_link" text:visited-style-name="Visited_20_Internet_20_Link"><text:span text:style-name="T9">.</text:span></text:a><text:a xlink:type="simple" xlink:href="https://github.com/VassileiosLadas/Immediate-Detection_Alert_And_Intervention_In_Case_Of_Fire.git" text:style-name="Internet_20_link" text:visited-style-name="Visited_20_Internet_20_Link"><text:span text:style-name="T13">git</text:span></text:a></text:p>
      <text:p text:style-name="P2"><text:span text:style-name="T11">Υπεύθυνος Εκπαιδευτικός – συντονιστής ομάδας</text:span><text:span text:style-name="T9">: Λαδάς Βασίλειος</text:span></text:p>
      <text:p text:style-name="P3"/>
      <text:p text:style-name="P3"/>
      <text:p text:style-name="P8">Περιεχόμενα</text:p>
      <text:p text:style-name="P4">Εισαγωγή<text:tab/>σελ. 2</text:p>
      <text:p text:style-name="P4">Κεφάλαιο 1: Στόχος – σενάριο του έργου.<text:tab/>σελ. 2</text:p>
      <text:p text:style-name="P4">Κεφάλαιο 2: Βίντεο με την ορθή εκτέλεση του έργου.<text:tab/>σελ. 3</text:p>
      <text:p text:style-name="P4">Κεφάλαιο 3: Υλικά που χρησιμοποιήθηκαν.<text:tab/>σελ. 4</text:p>
      <text:p text:style-name="P5">Κεφάλαιο 4: Σχετικά με το προγραμματιστικό περιβάλλον το <text:line-break/>οποίο χρησιμοποιήσαμε.<text:tab/>σελ. 4</text:p>
      <text:p text:style-name="P11"><text:span text:style-name="T9">Κεφάλαιο 5: Τεκμηρίωση του προγράμματος κάθε </text:span><text:span text:style-name="T13">robot</text:span><text:span text:style-name="T9">. Ανάλυση <text:line-break/>των εντολών και του τρόπου λειτουργίας κάθε προγράμματος.<text:tab/>σελ. </text:span><text:span text:style-name="T13">6</text:span></text:p>
      <text:p text:style-name="P11"><text:span text:style-name="T9">Κεφάλαιο 6: Πως φορτώνουμε ένα πρόγραμμα στο </text:span><text:span text:style-name="T13">robot</text:span><text:span text:style-name="T9"> </text:span><text:span text:style-name="T13">Edison</text:span><text:span text:style-name="T9">. <text:line-break/>Προγραμματισμός των </text:span><text:span text:style-name="T13">robots</text:span><text:span text:style-name="T9"> του έργου μας.<text:tab/>σελ. 15</text:span></text:p>
      <text:p text:style-name="P4">Κεφάλαιο 7: Επεκτασιμότητα – κλιμάκωση – γενίκευση του έργου μας.<text:tab/>σελ. 16</text:p>
      <text:p text:style-name="P4">Κεφάλαιο 8: Χρησιμότητα του έργου μας.<text:tab/>σελ. 1<text:span text:style-name="T23">7</text:span></text:p>
      <text:p text:style-name="P8"/>
      <text:p text:style-name="P7"/>
      <text:p text:style-name="P19">Εισαγωγή:</text:p>
      <text:p text:style-name="P3">Η τεκμηρίωση του έργου μας έχει χωριστεί σε κεφάλαια. Για την ευκολότερη κατανόησή της, προτείνουμε τη μελέτη των κεφαλαίων με τη σειρά που παρατίθενται. </text:p>
      <text:p text:style-name="P2"><text:span text:style-name="T9">(Σημείωση: Ορισμένα κεφάλαια της τεκμηρίωσης αναλύονται σε </text:span><text:span text:style-name="T11">διαφορετικά</text:span><text:span text:style-name="T9"> αρχεία και </text:span><text:span text:style-name="T11">όχι στο τρέχον αρχείο</text:span><text:span text:style-name="T9">. Για καθένα από τα κεφάλαια αυτά θα υπάρχει συγκεκριμένη παραπομπή η οποία επεξηγεί σε ποιόν φάκελο του αποθετηρίου μας βρίσκεται το αρχείο στο οποίο αναλύεται το συγκεκριμένο κεφάλαιο.)</text:span></text:p>
      <text:p text:style-name="P16">Κεφάλαιο 1:</text:p>
      <text:p text:style-name="P10">Στόχος – σενάριο του έργου.</text:p>
      <text:p text:style-name="P3">Μία από τις μεγαλύτερες απειλές κατά του φυσικού περιβάλλοντος, και κατ’ επέκταση του ανθρώπου, είναι οι πυρκαγιές. </text:p>
      <text:p text:style-name="P2"><text:span text:style-name="T9">Το ιδανικό θα ήταν κάθε χώρα να έχει τη δυνατότητα να ελέγχει </text:span><text:span text:style-name="T17">ΟΛΟΚΛΗΡΗ</text:span><text:span text:style-name="T9"> την επικράτειά της, </text:span><text:span text:style-name="T17">24 ώρες το 24-ωρο</text:span><text:span text:style-name="T9">, σχετικά με την εκδήλωση πυρκαγιάς σε κάποιο τμήμα της, ώστε να επέμβει άμεσα, με αποτέλεσμα η πυρκαγιά να μην επεκταθεί σε άλλες περιοχές, ούτε να πάρει διαστάσεις αλλά να γίνει άμεση κατάσβεσή της.</text:span></text:p>
      <text:p text:style-name="P3">Το πρόβλημα- ερώτημα που προκύπτει είναι το εξής: </text:p>
      <text:p text:style-name="P2"><text:span text:style-name="T9">«</text:span><text:span text:style-name="T17">Υπάρχει η δυνατότητα ελέγχου ΟΛΟΚΛΗΡΗΣ της επικράτειας μιας χώρας, 24 ώρες το 24-ωρο σχετικά με την εκδήλωση φωτιάς;;;</text:span><text:span text:style-name="T9">»</text:span></text:p>
      <text:p text:style-name="P17"><text:span text:style-name="T9">Το έργο μας, λύνει το παραπάνω πρόβλημα. Ειδικότερα, το έργο μας θα προσομοιώσει ένα σύστημα το οποίο να είναι ικανό να ανιχνεύει </text:span><text:span text:style-name="T11">άμεσα</text:span><text:span text:style-name="T9"> την εκδήλωση πυρκαγιάς σε ΟΠΟΙΟΔΗΠΟΤΕ ΣΗΜΕΙΟ ΤΗΣ ΕΠΙΚΡΑΤΕΙΑΣ ΜΙΑΣ ΧΩΡΑΣ, ακόμα και αν αυτό το σημείο είναι ΔΥΣΠΡΟΣΙΤΟ, ΑΚΑΤΟΙΚΗΤΟ, ΑΠΟΜΑΚΡΥΣΜΕΝΟ, και να ειδοποιεί </text:span><text:span text:style-name="T11">άμεσα</text:span><text:span text:style-name="T9"> τις πυροσβεστικές δυνάμεις με στόχο την άμεση επέμβαση και την κατάσβεση της φωτιάς πριν αυτή εξαπλωθεί/μεγαλώσει. </text:span></text:p>
      <text:p text:style-name="P18">Ειδικότερα, στο έργο μας, η επικράτεια της χώρας την οποία θέλουμε να ελέγχουμε για εκδήλωση φωτιάς αντιπροσωπεύεται από την επιφάνεια ενός μεγάλου γραφείου και περιλαμβάνει:</text:p>
      <text:list xml:id="list6804497899287941728" text:style-name="WWNum20">
        <text:list-item>
          <text:p text:style-name="P48">Ακατοίκητες – απομακρυσμένες δασικές περιοχές. Για λόγους λειτουργικότητας, χωρίσαμε την επικράτεια της χώρας του έργου μας σε 2 δασικές περιοχές, τη δασική περιοχή Α και τη δασική περιοχή Β. Οι δασικές περιοχές αυτές υποθέτουμε ότι είναι ανεξάρτητες μεταξύ τους, μιας και έχουμε δημιουργήσει αντιπυρικές ζώνες ανάμεσά τους.</text:p>
        </text:list-item>
        <text:list-item>
          <text:p text:style-name="P48">Έναν κεντρικό πυροσβεστικό σταθμό, ο οποίος αποτελείται από:</text:p>
          <text:list>
            <text:list-item>
              <text:p text:style-name="P49"><text:span text:style-name="T9">Έναν (1) ελεγκτή (</text:span><text:span text:style-name="T13">robot</text:span><text:span text:style-name="T9"> – ελεγκτής). Ο ελεγκτής υλοποιείται/αντιπροσωπεύεται από ένα (1) </text:span><text:span text:style-name="T13">robot</text:span><text:span text:style-name="T9"> </text:span><text:span text:style-name="T13">Edison</text:span><text:span text:style-name="T9">.</text:span></text:p>
            </text:list-item>
            <text:list-item>
              <text:p text:style-name="P49"><text:span text:style-name="T9">Δύο (2) πυροσβεστικά οχήματα τα οποία υλοποιούνται από δύο (2) </text:span><text:span text:style-name="T13">robot</text:span><text:span text:style-name="T9"> </text:span><text:span text:style-name="T13">Edison</text:span><text:span text:style-name="T9">.</text:span></text:p>
            </text:list-item>
          </text:list>
        </text:list-item>
      </text:list>
      <text:p text:style-name="P18">Για να ελέγχουμε ανά πάσα στιγμή κατά πόσο εκδηλώθηκε φωτιά σε οποιοδήποτε σημείο της χώρας ώστε να γίνει άμεση επέμβαση στο σημείο αυτό, στο έργο μας, υλοποιήσαμε τα παρακάτω:</text:p>
      <text:list xml:id="list4181385979818559999" text:style-name="WWNum29">
        <text:list-item>
          <text:p text:style-name="P50"><text:span text:style-name="T9">Σε κάθε δασική περιοχή εγκαταστήσαμε έναν ειδικό πομπό </text:span><text:span text:style-name="T13">robot</text:span><text:span text:style-name="T9"> (</text:span><text:span text:style-name="T13">robot</text:span><text:span text:style-name="T9"> δασικής περιοχής).</text:span></text:p>
        </text:list-item>
        <text:list-item>
          <text:p text:style-name="P50"><text:soft-page-break/><text:span text:style-name="T9">Το </text:span><text:span text:style-name="T13">robot</text:span><text:span text:style-name="T9"> – ελεγκτής του κεντρικού πυροσβεστικού σταθμού στέλνει, εκ περιτροπής, μήνυμα στο </text:span><text:span text:style-name="T13">robot</text:span><text:span text:style-name="T9"> κάθε δασικής περιοχής, περιμένοντας απάντηση. Με άλλα λόγια, ο ελεγκτής του πυροσβεστικού σταθμού ρωτάει, μία – μία, τις δασικές περιοχές (τα </text:span><text:span text:style-name="T13">robot</text:span><text:span text:style-name="T9"> τους) αν όλα πάνε καλά. Όταν λαμβάνει απάντηση από μία δασική περιοχή (από το </text:span><text:span text:style-name="T13">robot</text:span><text:span text:style-name="T9"> της) αυτό σημαίνει ότι όλα πάνε καλά σε αυτή τη δασική περιοχή οπότε το </text:span><text:span text:style-name="T13">robot</text:span><text:span text:style-name="T9"> – ελεγκτής συνεχίζει ρωτώντας την επόμενη περιοχή κ.ο.κ..</text:span></text:p>
        </text:list-item>
        <text:list-item>
          <text:p text:style-name="P50"><text:span text:style-name="T9">Όταν/Αν <text:s/>πάψει το </text:span><text:span text:style-name="T13">robot</text:span><text:span text:style-name="T9"> – ελεγκτής του κεντρικού πυροσβεστικού σταθμού να λαμβάνει απάντηση από το </text:span><text:span text:style-name="T13">robot</text:span><text:span text:style-name="T9"> μιας συγκεκριμένης δασικής περιοχής, αυτό σημαίνει ότι το </text:span><text:span text:style-name="T13">robot</text:span><text:span text:style-name="T9"> της περιοχής αυτής έπαψε να στέλνει σήμα, πιθανότατα, λόγω καταστροφής του από πυρκαγιά. Αποτέλεσμα θα είναι να ενεργοποιηθεί ο συναγερμός, δηλαδή το </text:span><text:span text:style-name="T13">robot</text:span><text:span text:style-name="T9"> – ελεγκτής θα ειδοποιήσει/ενεργοποιήσει το πρώτο διαθέσιμο πυροσβεστικό όχημα γνωστοποιώντας του την δασική περιοχή στην οποία πρέπει να κατευθυνθεί (η περιοχή αυτή είναι η περιοχή από την οποία έπαψαν να λαμβάνονται σήματα από το </text:span><text:span text:style-name="T13">robot</text:span><text:span text:style-name="T9"> της).</text:span></text:p>
        </text:list-item>
      </text:list>
      <text:p text:style-name="P2"><text:span text:style-name="T19">Συνοπτικά</text:span><text:span text:style-name="T9">, το </text:span><text:span text:style-name="T13">robot</text:span><text:span text:style-name="T9"> – ελεγκτής στέλνει μια ειδοποίηση/ερώτηση κάθε φορά που απευθύνεται σε μια συγκεκριμένη δασική περιοχή. Εάν λάβει απάντηση από το </text:span><text:span text:style-name="T13">robot</text:span><text:span text:style-name="T9"> αυτής της δασικής περιοχής, ΔΕΝ ενεργοποιεί τον συναγερμό για την περιοχή αυτή και θα την ξαναρωτήσει για πυρκαγιά στον επόμενο κύκλο ειδοποιήσεων/ερωτήσεων. Έπειτα συνεχίζει ρωτώντας τις υπόλοιπες περιοχές μία –μία. Εάν ΔΕΝ λάβει ειδοποίηση από κάποια δασική περιοχή, τότε ενεργοποιεί τον συναγερμό για τη συγκεκριμένη περιοχή και ΔΕΝ θα την ξαναρωτήσει για πυρκαγιά, αλλά συνεχίζει να ρωτά τις υπόλοιπες περιοχές μία – μία. Η παραπάνω διαδικασία επαναλαμβάνεται συνεχώς.</text:span></text:p>
      <text:p text:style-name="P18">Από τα παραπάνω αντιλαμβανόμαστε ότι μπορούμε ανά πάσα στιγμή να γνωρίζουμε αν εκδηλώθηκε πυρκαγιά σε κάποιο σημείο μιας χώρας (όσο απομακρυσμένο και δυσπρόσιτο και να είναι το σημείο αυτό) και να επέμβουμε άμεσα πετυχαίνοντας τον περιορισμό της πυρκαγιάς και τον έλεγχό της γρήγορα, πριν αυτή λάβει τεράστιες διαστάσεις προξενώντας τεράστια ζημιά στο φυσικό περιβάλλον.</text:p>
      <text:p text:style-name="P15"><text:span text:style-name="T18">[Θεωρούμε ότι η παραπάνω υλοποίηση είναι εφαρμόσιμη στην πραγματική ζωή μιας και στη θέση των </text:span><text:span text:style-name="T14">robots</text:span><text:span text:style-name="T18"> που εγκαθιστούμε στις δασικές περιοχές στο έργο μας, μπορούν να χρησιμοποιηθούν συσκευές με λειτουργία παρόμοια με αυτήν των </text:span><text:span text:style-name="T14">GPS</text:span><text:span text:style-name="T18"> </text:span><text:span text:style-name="T14">tracker</text:span><text:span text:style-name="T18">]</text:span></text:p>
      <text:p text:style-name="P16">Κεφάλαιο 2:</text:p>
      <text:p text:style-name="P9">Βίντεο με την ορθή εκτέλεση του έργου.</text:p>
      <text:p text:style-name="P3">Στο βίντεο στον παρακάτω σύνδεσμο, μπορείτε να παρακολουθήσετε την ορθή εκτέλεση της επεκταμένης <text:s/>έκδοσης του έργου μας (όπου χωρίσαμε την χώρα μας σε 3 δασικές περιοχές αντί για 2, και χρησιμοποιήσαμε 3 πυροσβεστικά οχήματα αντί για 2):</text:p>
      <text:p text:style-name="P3"><text:a xlink:type="simple" xlink:href="https://youtu.be/1GX12MkJj28" text:style-name="Internet_20_link" text:visited-style-name="Visited_20_Internet_20_Link">https://youtu.be/1GX12MkJj28</text:a></text:p>
      <text:p text:style-name="P2"><text:span text:style-name="T12">Προσοχή</text:span><text:span text:style-name="T9">: Για τη σωστή εκτέλεση του έργου μας το </text:span><text:span text:style-name="T13">robot</text:span><text:span text:style-name="T9"> – ελεγκτής το ενεργοποιούμε </text:span><text:span text:style-name="T12">ΤΕΛΕΥΤΑΙΟ</text:span><text:span text:style-name="T9">. Αυτό είναι απαραίτητο, μιας και αν ΔΕΝ τηρηθεί η παραπάνω οδηγία, το </text:span><text:span text:style-name="T13">robot</text:span><text:span text:style-name="T9"> – ελεγκτής θα αρχίσει να εκπέμπει μηνύματα ερωτήσεις προς τα </text:span><text:span text:style-name="T13">robot</text:span><text:span text:style-name="T9"> δασικών περιοχών τα οποία πιθανόν να μην έχουμε προλάβει να τα ενεργοποιήσουμε με αποτέλεσμα το </text:span><text:span text:style-name="T13">robot</text:span><text:span text:style-name="T9"> – ελεγκτής να μην λάβει απάντηση από κάποιο/α από αυτά με συνέπεια να θεωρήσει ότι η/οι αντίστοιχη/ες δασική/ες περιοχές έχουν πυρκαγιά χωρίς αυτό να ισχύει…</text:span></text:p>
      <text:p text:style-name="P16"><text:soft-page-break/>Κεφάλαιο 3:</text:p>
      <text:p text:style-name="P10">Υλικά που χρησιμοποιήθηκαν.</text:p>
      <text:p text:style-name="P2"><text:span text:style-name="T9">Τα υλικά που χρησιμοποιήθηκαν καθώς επίσης και οι προϋποθέσεις/περιορισμοί που πρέπει να τηρηθούν ώστε το έργο να λειτουργεί ορθά, αναλύονται στο αρχείο «</text:span><text:span text:style-name="T11">Τεκμηρίωση υλικού</text:span><text:span text:style-name="T9">» το οποίο βρίσκεται στον φάκελο «</text:span><text:span text:style-name="T11">hardware design</text:span><text:span text:style-name="T9">» του αποθετηρίου του έργου.</text:span></text:p>
      <text:p text:style-name="P16">Κεφάλαιο 4: </text:p>
      <text:p text:style-name="P10">Σχετικά με το προγραμματιστικό περιβάλλον το οποίο χρησιμοποιήσαμε.</text:p>
      <text:p text:style-name="P2"><text:span text:style-name="T9">Για τον προγραμματισμό των </text:span><text:span text:style-name="T13">robots</text:span><text:span text:style-name="T9"> μας, χρησιμοποιήσαμε η/υ εξοπλισμένο με λειτουργικό σύστημα </text:span><text:span text:style-name="T13">Windows</text:span><text:span text:style-name="T9"> 10. Στον υπολογιστή μας εγκαταστήσαμε το προγραμματιστικό περιβάλλον «</text:span><text:span text:style-name="T13">Edison</text:span><text:span text:style-name="T9"> EdWare» και ειδικότερα την έκδοση 1.0.6 η οποία είναι απολύτως συμβατή με το λειτουργικό μας σύστημα [το προγραμματιστικό αυτό περιβάλλον είναι διαθέσιμο προς λήψη και εγκατάσταση μέσω του αποθετηρίου μας, πηγαίνοντας στον φάκελο «</text:span><text:span text:style-name="T15">ide</text:span><text:span text:style-name="T9">», κάνοντας λήψη και εγκατάσταση το αρχείο «</text:span><text:span text:style-name="T13">Edison</text:span><text:span text:style-name="T9"> EdWare-WIN_1.0.6»]. Το παραπάνω προγραμματιστικό περιβάλλον έχει δημιουργηθεί από την εταιρία </text:span><text:span text:style-name="T13">Microbric</text:span><text:span text:style-name="T9">, η οποία κατασκευάζει τα </text:span><text:span text:style-name="T13">robots</text:span><text:span text:style-name="T9"> </text:span><text:span text:style-name="T13">Edison</text:span><text:span text:style-name="T9">, και παρέχεται/διανέμεται δωρεάν από αυτήν με άδεια </text:span><text:span text:style-name="T13">GNU</text:span><text:span text:style-name="T9"> </text:span><text:span text:style-name="T13">General</text:span><text:span text:style-name="T9"> </text:span><text:span text:style-name="T13">Public</text:span><text:span text:style-name="T9"> </text:span><text:span text:style-name="T13">License</text:span><text:span text:style-name="T9">, </text:span><text:span text:style-name="T13">version</text:span><text:span text:style-name="T9"> 2.</text:span></text:p>
      <text:p text:style-name="P2"><text:span text:style-name="T9">Με το παραπάνω προγραμματιστικό περιβάλλον «</text:span><text:span text:style-name="T13">Edison</text:span><text:span text:style-name="T9"> EdWare» δημιουργήσαμε τα 5 προγράμματα (‘1o _ πυροσβεστικό όχημα’, ‘2o _ πυροσβεστικό όχημα’, ‘</text:span><text:span text:style-name="T13">robot</text:span><text:span text:style-name="T9"> – ελεγκτής’, ‘</text:span><text:span text:style-name="T13">robot</text:span><text:span text:style-name="T9"> δασικής περιοχής Α’, ‘</text:span><text:span text:style-name="T13">robot</text:span><text:span text:style-name="T9"> δασικής περιοχής Β’), με τα οποία προγραμματίζουμε τα </text:span><text:span text:style-name="T13">robots</text:span><text:span text:style-name="T9"> </text:span><text:span text:style-name="T13">Edison</text:span><text:span text:style-name="T9"> που συμμετέχουν στο έργο μας. Τα παραπάνω 5 προγράμματα βρίσκονται στον φάκελο ‘</text:span><text:span text:style-name="T13">code</text:span><text:span text:style-name="T9">’ του αποθετηρίου μας και η λειτουργία καθενός από αυτά επεξηγείται σε επόμενο κεφάλαιο του παρόντος αρχείου. Για να μπορέσει κανείς να ανοίξει, ώστε να μελετήσει ή/και να τροποποιήσει, καθένα από τα παραπάνω 5 προγράμματα πρέπει να έχει εγκαταστήσει στον υπολογιστή του το προαναφερόμενο προγραμματιστικό περιβάλλον «</text:span><text:span text:style-name="T13">Edison</text:span><text:span text:style-name="T9"> EdWare». </text:span></text:p>
      <text:p text:style-name="P2"><text:span text:style-name="T11">Επεξήγηση βασικών τμημάτων του προγραμματιστικού περιβάλλοντος </text:span><text:span text:style-name="T16">EdWare</text:span><text:span text:style-name="T9">.</text:span></text:p>
      <text:p text:style-name="P2"><text:span text:style-name="T9">Εφόσον γίνει λήψη και εγκατάσταση του παραπάνω προγραμματιστικού περιβάλλοντος σε η/υ με </text:span><text:span text:style-name="T13">Windows</text:span><text:span text:style-name="T9"> 10, ανοίγοντάς το, θα δούμε στην οθόνη του υπολογιστή μας μια εικόνα παρόμοια με αυτήν της εικόνας «</text:span><text:span text:style-name="T15">d</text:span><text:span text:style-name="T17">1</text:span><text:span text:style-name="T9">» η οποία βρίσκεται στον φάκελο </text:span><text:span text:style-name="T13">docs</text:span><text:span text:style-name="T9">. </text:span></text:p>
      <text:list xml:id="list8921536447113327227" text:style-name="L1">
        <text:list-item>
          <text:p text:style-name="P25"><text:span text:style-name="T9">Στο αριστερό τμήμα του παραθύρου του (παλέτα εντολών) υπάρχουν όλες οι διαθέσιμες εντολές για τον προγραμματισμό του </text:span><text:span text:style-name="T13">robot</text:span><text:span text:style-name="T9"> </text:span><text:span text:style-name="T13">Edison</text:span><text:span text:style-name="T9">.</text:span></text:p>
        </text:list-item>
        <text:list-item>
          <text:p text:style-name="P25"><text:span text:style-name="T9">Για να χρησιμοποιήσουμε/εισάγουμε μια εντολή στο πρόγραμμά μας, αρκεί να την σύρουμε (</text:span><text:span text:style-name="T13">drag</text:span><text:span text:style-name="T9"> </text:span><text:span text:style-name="T13">and</text:span><text:span text:style-name="T9"> </text:span><text:span text:style-name="T13">drop</text:span><text:span text:style-name="T9">) από την παλέτα εντολών προς το κεντρικό τμήμα του παραθύρου (περιοχή προγραμματισμού), μεταξύ των εικονιδίων </text:span><text:span text:style-name="T13">start</text:span><text:span text:style-name="T9"> και </text:span><text:span text:style-name="T13">end</text:span><text:span text:style-name="T9"> [Το </text:span><text:span text:style-name="T13">start</text:span><text:span text:style-name="T9"> σηματοδοτεί την αρχή του προγράμματός μας ενώ το </text:span><text:span text:style-name="T13">end</text:span><text:span text:style-name="T9"> τη λήξη του].</text:span></text:p>
        </text:list-item>
        <text:list-item>
          <text:p text:style-name="P41">Στο κάτω αριστερό τμήμα του παραθύρου του προγραμματιστικού περιβάλλοντος (περιοχή ρυθμίσεων της επιλεγμένης εντολής) μπορούμε να καθορίσουμε ή/και να παρατηρήσουμε ή/και να τροποποιήσουμε τις ιδιότητες κάθε εντολής που χρησιμοποιούμε στο πρόγραμμά μας (αρκεί πρώτα να επιλέξουμε την εντολή αυτή από την περιοχή προγραμματισμού).</text:p>
        </text:list-item>
        <text:list-item>
          <text:p text:style-name="P41"><text:soft-page-break/>Στο κάτω κεντρικό τμήμα του παραθύρου (επεξήγηση της εντολής), παρέχονται διάφορες χρήσιμες πληροφορίες για την εντολή που θέλουμε να χρησιμοποιήσουμε ή χρησιμοποιούμε ήδη στο πρόγραμμά μας (περιγραφή του τρόπου λειτουργίας της εντολής, περιορισμοί κατά τη χρήση της κ.α.)</text:p>
        </text:list-item>
        <text:list-item>
          <text:p text:style-name="P41">Στο κάτω δεξί τμήμα του παραθύρου (περιοχή μεταβλητών), μπορούμε να παρατηρήσουμε τις διάφορες μεταβλητές που έχουμε δημιουργήσει και χρησιμοποιούμε στο πρόγραμμά μας καθώς επίσης και τις ιδιότητές τους (είδος, αρχική τιμή μεταβλητής). Από αυτό το τμήμα μπορούμε επίσης να τροποποιήσουμε τις ιδιότητες των μεταβλητών.</text:p>
        </text:list-item>
        <text:list-item>
          <text:p text:style-name="P41">Στο επάνω μέρος του παραθύρου, παρατηρούμε:</text:p>
        </text:list-item>
      </text:list>
      <text:list xml:id="list819117496762928225" text:style-name="WWNum2">
        <text:list-item>
          <text:list>
            <text:list-item>
              <text:p text:style-name="P26"><text:span text:style-name="T9">Τρείς</text:span><text:span text:style-name="T13"> </text:span><text:span text:style-name="T9">καρτέλες</text:span><text:span text:style-name="T13"> </text:span><text:span text:style-name="T15">File</text:span><text:span text:style-name="T13">, </text:span><text:span text:style-name="T15">Program Edison</text:span><text:span text:style-name="T13">, </text:span><text:span text:style-name="T15">Help</text:span><text:span text:style-name="T13">. </text:span><text:span text:style-name="T9">Η καρτέλα </text:span><text:span text:style-name="T15">File</text:span><text:span text:style-name="T9"> χρησιμεύει, μεταξύ άλλων, για την αποθήκευση του προγράμματός μας σε φάκελο του η/υ μας. Επιλέγοντας την καρτέλα </text:span><text:span text:style-name="T15">Help</text:span><text:span text:style-name="T9"> και έπειτα την επιλογή </text:span><text:span text:style-name="T15">About</text:span><text:span text:style-name="T9"> παρατηρούμε χρήσιμες πληροφορίες για το προγραμματιστικό περιβάλλον όπως την άδεια με την οποία διανέμεται και στην οποία αναφερθήκαμε παραπάνω.</text:span></text:p>
            </text:list-item>
            <text:list-item>
              <text:p text:style-name="P26"><text:span text:style-name="T9">Δύο</text:span><text:span text:style-name="T13"> </text:span><text:span text:style-name="T9">κουμπιά</text:span><text:span text:style-name="T13">: </text:span><text:span text:style-name="T15">Add Variable</text:span><text:span text:style-name="T13">, </text:span><text:span text:style-name="T15">Program Edison</text:span><text:span text:style-name="T13">. </text:span><text:span text:style-name="T9">Το κουμπί </text:span><text:span text:style-name="T15">Add</text:span><text:span text:style-name="T17"> </text:span><text:span text:style-name="T15">Variable</text:span><text:span text:style-name="T17"> </text:span><text:span text:style-name="T9">το χρησιμοποιούμε για να δημιουργήσουμε καινούργια μεταβλητή. Το κουμπί </text:span><text:span text:style-name="T15">Program</text:span><text:span text:style-name="T17"> </text:span><text:span text:style-name="T15">Edison</text:span><text:span text:style-name="T9"> το χρησιμοποιούμε για να προγραμματίσουμε το </text:span><text:span text:style-name="T13">robot</text:span><text:span text:style-name="T9"> μας εφόσον έχουμε ολοκληρώσει το πρόγραμμά μας. Η λειτουργία του κουμπιού </text:span><text:span text:style-name="T15">Program</text:span><text:span text:style-name="T17"> </text:span><text:span text:style-name="T15">Edison</text:span><text:span text:style-name="T17"> </text:span><text:span text:style-name="T9">θα αναλυθεί εκτενέστερα σε επόμενο κεφάλαιο του παρόντος αρχείου.</text:span></text:p>
            </text:list-item>
          </text:list>
        </text:list-item>
      </text:list>
      <text:p text:style-name="P2"><text:span text:style-name="T9">Αφού επεξηγήθηκαν τα βασικά μέρη του προγραμματιστικού περιβάλλοντος το οποίο χρησιμοποιήσαμε στο έργο μας, ας παρατηρήσουμε την εικόνα «</text:span><text:span text:style-name="T15">d</text:span><text:span text:style-name="T17">2</text:span><text:span text:style-name="T9">» του φακέλου </text:span><text:span text:style-name="T13">docs</text:span><text:span text:style-name="T9">. Η εικόνα αυτή περιλαμβάνει ένα επεξηγηματικό πρόγραμμα/παράδειγμα, </text:span><text:span text:style-name="T11">άσχετο με το έργο μας</text:span><text:span text:style-name="T9">, στο οποίο παρατηρεί κανείς τα παρακάτω:</text:span></text:p>
      <text:list xml:id="list616991524466422419" text:style-name="L2">
        <text:list-item>
          <text:p text:style-name="P27"><text:span text:style-name="T9">Έχει χρησιμοποιηθεί μία μόνο εντολή, η εντολή «</text:span><text:span text:style-name="T13">dual</text:span><text:span text:style-name="T9"> </text:span><text:span text:style-name="T13">drive</text:span><text:span text:style-name="T9">» (δηλαδή να ενεργοποιηθούν και οι 2 κινητήρες/τροχοί του </text:span><text:span text:style-name="T13">robot</text:span><text:span text:style-name="T9"> </text:span><text:span text:style-name="T13">Edison</text:span><text:span text:style-name="T9">).</text:span></text:p>
        </text:list-item>
        <text:list-item>
          <text:p text:style-name="P42">Οι ιδιότητες που καθόρισε ο προγραμματιστής για την εντολή αυτή είναι οι εξής:</text:p>
        </text:list-item>
      </text:list>
      <text:list xml:id="list4932689237989454577" text:style-name="WWNum3">
        <text:list-item>
          <text:list>
            <text:list-item>
              <text:p text:style-name="P28"><text:span text:style-name="T13">Direction (</text:span><text:span text:style-name="T9">κατεύθυνση κίνησης</text:span><text:span text:style-name="T13">)</text:span><text:span text:style-name="T9">: </text:span><text:span text:style-name="T13">Forward</text:span></text:p>
            </text:list-item>
            <text:list-item>
              <text:p text:style-name="P28"><text:span text:style-name="T13">Speed (</text:span><text:span text:style-name="T9">ταχύτητα κίνησης</text:span><text:span text:style-name="T13">)</text:span><text:span text:style-name="T9">: 7</text:span></text:p>
            </text:list-item>
          </text:list>
        </text:list-item>
        <text:list-item>
          <text:p text:style-name="P43">Έχουν δημιουργηθεί οι εξής 2 μεταβλητές:</text:p>
          <text:list>
            <text:list-item>
              <text:p text:style-name="P28"><text:span text:style-name="T9">Μεταβλητή </text:span><text:span text:style-name="T13">x</text:span><text:span text:style-name="T9">, είδους 0-255 και αρχικής τιμής 0.</text:span></text:p>
            </text:list-item>
            <text:list-item>
              <text:p text:style-name="P28"><text:span text:style-name="T9">Μεταβλητή </text:span><text:span text:style-name="T13">z</text:span><text:span text:style-name="T9">, είδους +/- 32767 και αρχικής τιμής -45.</text:span></text:p>
            </text:list-item>
          </text:list>
        </text:list-item>
      </text:list>
      <text:p text:style-name="P16"/>
      <text:p text:style-name="P16"/>
      <text:p text:style-name="P16"/>
      <text:p text:style-name="P16"><text:soft-page-break/>Κεφάλαιο 5: </text:p>
      <text:p text:style-name="P12"><text:span text:style-name="T17">Τεκμηρίωση του προγράμματος κάθε </text:span><text:span text:style-name="T15">robot</text:span><text:span text:style-name="T17">. Ανάλυση των εντολών και του τρόπου λειτουργίας κάθε προγράμματος.</text:span></text:p>
      <text:p text:style-name="P2"><text:span text:style-name="T9">Στο έργο μας παίρνουν μέρος 5 </text:span><text:span text:style-name="T13">robots</text:span><text:span text:style-name="T9"> </text:span><text:span text:style-name="T13">Edison</text:span><text:span text:style-name="T9">. Για καθένα από αυτά δημιουργήσαμε ένα πρόγραμμα. Τα 5 ξεχωριστά προγράμματα βρίσκονται στον φάκελο </text:span><text:span text:style-name="T13">code</text:span><text:span text:style-name="T9"> του αποθετηρίου μας. Ειδικότερα, στο φάκελο «</text:span><text:span text:style-name="T15">code</text:span><text:span text:style-name="T9">» υπάρχουν τα εξής αρχεία:</text:span></text:p>
      <text:list xml:id="list1914429728857269478" text:style-name="WWNum4">
        <text:list-item>
          <text:p text:style-name="P29"><text:span text:style-name="T9">«</text:span><text:span text:style-name="T17">1o _ πυροσβεστικό όχημα</text:span><text:span text:style-name="T9">» (Είναι το πρόγραμμα με το οποίο προγραμματίσαμε το </text:span><text:span text:style-name="T13">robot</text:span><text:span text:style-name="T9"> το οποίο αντιπροσωπεύει το 1o πυροσβεστικό όχημα).</text:span></text:p>
        </text:list-item>
        <text:list-item>
          <text:p text:style-name="P29"><text:span text:style-name="T9">«</text:span><text:span text:style-name="T17">2o _ πυροσβεστικό όχημα</text:span><text:span text:style-name="T9">» (Είναι το πρόγραμμα με το οποίο προγραμματίσαμε το </text:span><text:span text:style-name="T13">robot</text:span><text:span text:style-name="T9"> το οποίο αντιπροσωπεύει το 2o πυροσβεστικό όχημα).</text:span></text:p>
        </text:list-item>
        <text:list-item>
          <text:p text:style-name="P29"><text:span text:style-name="T9">«</text:span><text:span text:style-name="T15">robot</text:span><text:span text:style-name="T17"> – ελεγκτής</text:span><text:span text:style-name="T9">» (Είναι το πρόγραμμα με το οποίο προγραμματίσαμε το </text:span><text:span text:style-name="T13">robot</text:span><text:span text:style-name="T9"> το οποίο αντιπροσωπεύει τον </text:span><text:span text:style-name="T13">robot</text:span><text:span text:style-name="T9"> – ελεγκτή του πυροσβεστικού σταθμού).</text:span></text:p>
        </text:list-item>
        <text:list-item>
          <text:p text:style-name="P29"><text:span text:style-name="T9">«</text:span><text:span text:style-name="T15">robot</text:span><text:span text:style-name="T17"> δασικής περιοχής Α</text:span><text:span text:style-name="T9">» (Είναι το πρόγραμμα με το οποίο προγραμματίσαμε το </text:span><text:span text:style-name="T13">robot</text:span><text:span text:style-name="T9"> το οποίο αντιπροσωπεύει τον ειδικό πομπό της δασικής περιοχής Α).</text:span></text:p>
        </text:list-item>
        <text:list-item>
          <text:p text:style-name="P29"><text:span text:style-name="T9">«</text:span><text:span text:style-name="T15">robot</text:span><text:span text:style-name="T17"> δασικής περιοχής Β</text:span><text:span text:style-name="T9">» (Είναι το πρόγραμμα με το οποίο προγραμματίσαμε το </text:span><text:span text:style-name="T13">robot</text:span><text:span text:style-name="T9"> το οποίο αντιπροσωπεύει τον ειδικό πομπό της δασικής περιοχής Β).</text:span></text:p>
        </text:list-item>
      </text:list>
      <text:p text:style-name="P2"><text:span text:style-name="T21">ΠΡΟΣΟΧΗ</text:span><text:span text:style-name="T20">: Τονίζουμε ιδιαίτερα το εξής: Για να μπορέσει, όποιος επιθυμεί, να προβάλλει, να τροποποιήσει ή να χρησιμοποιήσει τα παραπάνω λογισμικά και να προγραμματίσει τα δικά του robots Edison ώστε να τρέξει το έργο μας στον δικό του χώρο, πρέπει πρώτα να τα κάνει λήψη από τον φάκελο code του αποθετηρίου μας </text:span><text:span text:style-name="T21">ΜΕ ΤΟΝ ΠΑΡΑΚΑΤΩ ΟΡΘΟ ΤΡΟΠΟ</text:span><text:span text:style-name="T20">: </text:span></text:p>
      <text:list xml:id="list2906502701022932891" text:style-name="WWNum18">
        <text:list-item>
          <text:p text:style-name="P30"><text:span text:style-name="T21">Εντοπίζει στο αποθετήριό μας το επιθυμητό προς λήψη αρχείο</text:span><text:span text:style-name="T20"> (π.χ. '</text:span><text:span text:style-name="T22">robot</text:span><text:span text:style-name="T20"> δασικής περιοχής Α').</text:span></text:p>
        </text:list-item>
        <text:list-item>
          <text:p text:style-name="P30"><text:span text:style-name="T20">Κάνει ένα (αριστερό) κλικ</text:span><text:span text:style-name="T21"> επάνω στο όνομα του αρχείου.</text:span><text:span text:style-name="T20"> [Το Github έπειτα θα προσπαθήσει να εμφανίσει στον browser το περιεχόμενο του αρχείου, αλλά το εμφανίζει με λάθος τρόπο και όχι όπως πραγματικά το δημιουργήσαμε (το δημιουργήσαμε με το προγραμματιστικό περιβάλλον EdWare στο οποίο οι εντολές είναι σε μορφή εικονιδίων και ΟΧΙ γραμμών κώδικα όπως τις προβάλλει το Github)]</text:span></text:p>
        </text:list-item>
        <text:list-item>
          <text:p text:style-name="P30"><text:span text:style-name="T21">Κάνει ένα δεξί κλικ</text:span><text:span text:style-name="T20"> επάνω στο κουμπί </text:span><text:span text:style-name="T21">'Raw'</text:span><text:span text:style-name="T20"> <text:s/>και από τη λίστα επιλογών επιλέγει </text:span><text:span text:style-name="T21">'Αποθήκευση συνδέσμου ως'</text:span><text:span text:style-name="T20">. <text:s/>Έπειτα το αποθηκεύει, τοπικά σε φάκελο της αρεσκείας του.</text:span></text:p>
        </text:list-item>
        <text:list-item>
          <text:p text:style-name="P30"><text:span text:style-name="T21">Για να ανοίξει το πρόγραμμα/αρχείο που μόλις έκανε λήψη</text:span><text:span text:style-name="T20">, ο χρήστης, ανοίγει το προγραμματιστικό περιβάλλον EdWare (υποθέτουμε ότι είναι ήδη εγκατεστημένο) και επιλέγει κατά σειρά:</text:span></text:p>
          <text:list>
            <text:list-item>
              <text:p text:style-name="P47">File</text:p>
            </text:list-item>
            <text:list-item>
              <text:p text:style-name="P47">Open</text:p>
            </text:list-item>
            <text:list-item>
              <text:p text:style-name="P47">Στο παράθυρο που ανοίγει, εντοπίζει το αρχείο που είχε κάνει λήψη, το επιλέγει και πατά 'Άνοιγμα'.</text:p>
            </text:list-item>
          </text:list>
        </text:list-item>
      </text:list>
      <text:p text:style-name="P2"><text:soft-page-break/><text:span text:style-name="T9">[Επειδή δεν υπάρχει η δυνατότητα προσθήκης σχολίων δίπλα σε κάθε εντολή των προγραμμάτων που δημιουργούνται με το προγραμματιστικό περιβάλλον </text:span><text:span text:style-name="T13">EdWare</text:span><text:span text:style-name="T9">, η επεξήγηση της λειτουργίας των εντολών ακολουθεί αμέσως παρακάτω].</text:span></text:p>
      <text:p text:style-name="P13"/>
      <text:p text:style-name="P13">Τεκμηρίωση λογισμικού ‘1o _ πυροσβεστικό όχημα’</text:p>
      <text:p text:style-name="P3">Αρχικά ας επεξηγήσουμε τη λειτουργία των μεταβλητών που χρησιμοποιούνται στο λογισμικό αυτό:</text:p>
      <text:list xml:id="list1663154243188997685" text:style-name="WWNum21">
        <text:list-item>
          <text:p text:style-name="P31"><text:span text:style-name="T9">Η μεταβλητή ‘</text:span><text:span text:style-name="T15">alarm</text:span><text:span text:style-name="T9">’ μπορεί να πάρει 2 τιμές:</text:span></text:p>
          <text:list>
            <text:list-item>
              <text:p text:style-name="P44">Η τιμή ‘1’ αντιπροσωπεύει την ύπαρξη πυρκαγιάς σε κάποια δασική περιοχή. Συνεπώς σημαίνει ενεργοποίηση του συναγερμού, δηλαδή το πρώτο διαθέσιμο πυροσβεστικό όχημα πρέπει να κατευθυνθεί στη δασική περιοχή που εκδηλώθηκε πυρκαγιά.</text:p>
            </text:list-item>
            <text:list-item>
              <text:p text:style-name="P44">Η τιμή ‘0’ σημαίνει ότι σε όλες τις δασικές περιοχές, μέχρι στιγμής, όλα κυλούν ομαλά (δεν έχει εκδηλωθεί μέχρι στιγμής πυρκαγιά).</text:p>
            </text:list-item>
          </text:list>
        </text:list-item>
        <text:list-item>
          <text:p text:style-name="P31"><text:span text:style-name="T9">Η μεταβλητή ‘</text:span><text:span text:style-name="T15">message</text:span><text:span text:style-name="T9">’ χρησιμοποιείται για να αποθηκεύει την πληροφορία/τιμή κάθε εισερχόμενου μηνύματος/ειδοποίησης που λαμβάνει το πυροσβεστικό όχημα. Εάν η μεταβλητή αυτή πάρει τιμή ίση με ‘1’ ή ‘2’ ή ‘3’ κ.ο.κ. αυτό σημαίνει ότι πρέπει να ενεργοποιηθεί ο συναγερμός για τη δασική περιοχή Α ή τη δασική περιοχή Β ή τη δασική περιοχή Γ αντίστοιχα κ.ο.κ.. Σε κάθε άλλη περίπτωση, αν δηλαδή το πυροσβεστικό όχημα λάβει εισερχόμενη ειδοποίηση με τιμή ’10 ή ‘20’ ή ‘30’ κ.ο.κ. απλά αγνοεί την ειδοποίηση αυτή (καταλαβαίνει ότι ΔΕΝ το αφορά) και περιμένει μέχρι να λάβει την επόμενη ειδοποίηση. Σημειώνουμε ότι κάθε εισερχόμενη ειδοποίηση με τιμή μονοψήφιο αριθμό ( ‘1’ ή ‘2’ ή ‘3’ … ) αντιστοιχεί στη δασική περιοχή στην οποία ανιχνεύθηκε πυρκαγιά και ειδικότερα υποδεικνύει στο πυροσβεστικό όχημα τον δρόμο τον οποίο πρέπει να επιλέξει και να κινηθεί ώστε να καταλήξει σε αυτή τη δασική περιοχή. Για παράδειγμα, αν η ‘</text:span><text:span text:style-name="T13">message</text:span><text:span text:style-name="T9">’ λάβει τιμή ίση με ‘1’ αυτό σημαίνει ότι το πυροσβεστικό όχημα πρέπει να επιλέξει τον 1</text:span><text:span text:style-name="T6">ο</text:span><text:span text:style-name="T9"> δρόμο και να κινηθεί σε αυτόν ώστε να καταλήξει στην δασική περιοχή Α στην οποία ανιχνεύθηκε πυρκαγιά. Αντίστοιχα, αν η ‘</text:span><text:span text:style-name="T13">message</text:span><text:span text:style-name="T9">’ λάβει τιμή ίση με ‘2’ αυτό σημαίνει ότι το πυροσβεστικό όχημα πρέπει να επιλέξει τον 2</text:span><text:span text:style-name="T6">ο</text:span><text:span text:style-name="T9"> δρόμο και να κινηθεί σε αυτόν ώστε να καταλήξει στην δασική περιοχή Β στην οποία ανιχνεύθηκε πυρκαγιά.</text:span></text:p>
        </text:list-item>
        <text:list-item>
          <text:p text:style-name="P31"><text:span text:style-name="T9">Σχετικά με τη μεταβλητή ‘</text:span><text:span text:style-name="T15">path</text:span><text:span text:style-name="T17">_</text:span><text:span text:style-name="T15">to</text:span><text:span text:style-name="T17">_</text:span><text:span text:style-name="T15">follow</text:span><text:span text:style-name="T9">’: Σε περίπτωση ενεργοποίησης συναγερμού στη μεταβλητή ‘</text:span><text:span text:style-name="T13">path</text:span><text:span text:style-name="T9">_</text:span><text:span text:style-name="T13">to</text:span><text:span text:style-name="T9">_</text:span><text:span text:style-name="T13">follow</text:span><text:span text:style-name="T9">’ εκχωρείται/αντιγράφεται το περιεχόμενο της ‘</text:span><text:span text:style-name="T13">message</text:span><text:span text:style-name="T9">’ έτσι ώστε το πυροσβεστικό όχημα να χρησιμοποιήσει την τιμή αυτή και να επιλέξει τον σωστό δρόμο ώστε να καταλήξει στη δασική περιοχή που έχει πυρκαγιά.</text:span></text:p>
        </text:list-item>
        <text:list-item>
          <text:p text:style-name="P31"><text:span text:style-name="T9">Σχετικά με τη μεταβλητή ‘</text:span><text:span text:style-name="T15">activate</text:span><text:span text:style-name="T17">_2</text:span><text:span text:style-name="T15">nd</text:span><text:span text:style-name="T9">’: Εφόσον το πρώτο διαθέσιμο πυροσβεστικό όχημα κινηθεί προς μια δασική περιοχή, παύει να είναι διαθέσιμο για την επέμβαση σε άλλες δασικές περιοχές. Άρα πρέπει να ειδοποιήσει το επόμενο όχημα του πυροσβεστικού σταθμού ώστε να καταστεί διαθέσιμο/σε ετοιμότητα. Αυτό επιτυγχάνεται με τη βοήθεια της μεταβλητής ‘</text:span><text:span text:style-name="T13">activate</text:span><text:span text:style-name="T9">_2</text:span><text:span text:style-name="T13">nd</text:span><text:span text:style-name="T9">’. Ειδικότερα, όταν το πρώτο διαθέσιμο πυροσβεστικό όχημα κινηθεί προς μια δασική περιοχή τότε εκπέμπει ειδοποίηση με περιεχόμενο την μεταβλητή ‘</text:span><text:span text:style-name="T13">activate</text:span><text:span text:style-name="T9">_2</text:span><text:span text:style-name="T13">nd</text:span><text:span text:style-name="T9">’. Η μεταβλητή αυτή έχει τιμή ίση με ‘81’ έτσι ώστε να αγνοηθεί από όλα τα </text:span><text:span text:style-name="T13">robots</text:span><text:span text:style-name="T9"> του έργου μας </text:span><text:span text:style-name="T17">εκτός</text:span><text:span text:style-name="T9"> από ένα από τα πυροσβεστικά οχήματα. Για αυτόν τον λόγο η ‘</text:span><text:span text:style-name="T13">activate</text:span><text:span text:style-name="T9">_2</text:span><text:span text:style-name="T13">nd</text:span><text:span text:style-name="T9">’ έχει τιμή ‘81’ (διαφορετική από </text:span><text:soft-page-break/><text:span text:style-name="T9">‘1’,‘2’,‘3’,’10’,’20’,’30’ κτλ). Όταν ένα από τα πυροσβεστικά οχήματα λάβει εισερχόμενη ειδοποίηση με τιμή ίση με ‘81’ θα καταλάβει ότι πρέπει να καταστεί διαθέσιμο/σε ετοιμότητα για επέμβαση σε δασική περιοχή.</text:span></text:p>
        </text:list-item>
        <text:list-item>
          <text:p text:style-name="P31"><text:span text:style-name="T9">Σχετικά με τη μεταβλητή </text:span><text:span text:style-name="T15">clear</text:span><text:span text:style-name="T17">_</text:span><text:span text:style-name="T15">memory</text:span><text:span text:style-name="T9">: Για την ορθή λειτουργία του πυροσβεστικού οχήματος και κατ’ επέκταση την ορθή εκτέλεση του έργου μας, πρέπει η θέση μνήμης του </text:span><text:span text:style-name="T13">robot</text:span><text:span text:style-name="T9"> </text:span><text:span text:style-name="T13">Edison</text:span><text:span text:style-name="T9"> (το </text:span><text:span text:style-name="T9">οποίο αντιπροσωπεύει ένα πυροσβεστικό όχημα) στην οποία αποθηκεύεται το αποτέλεσμα της ανίχνευσης εμποδίων, να μην περιέχει καμία τιμή. Με άλλα λόγια η παραπάνω θέση μνήμης πρέπει να είναι κενή/’καθαρή’. Όμως είναι πολύ πιθανόν η παραπάνω θέση μνήμης να μην είναι κενή, αλλά να περιέχει τιμή – πληροφορία η οποία προέρχεται από την πιο πρόσφατη δραστηριότητα στην οποία είχε χρησιμοποιηθεί το </text:span><text:span text:style-name="T13">robot</text:span><text:span text:style-name="T9"> </text:span><text:span text:style-name="T13">Edison</text:span><text:span text:style-name="T9"> το οποίο τώρα θέλουμε να χρησιμοποιήσουμε στη θέση του πυροσβεστικού οχήματος. Για τον καθαρισμό της παραπάνω θέσης μνήμης χρησιμοποιούμε την μεταβλητή </text:span><text:span text:style-name="T13">clear</text:span><text:span text:style-name="T9">_</text:span><text:span text:style-name="T13">memory</text:span><text:span text:style-name="T9"> σε συνδυασμό με την εντολή ‘</text:span><text:span text:style-name="T13">detect</text:span><text:span text:style-name="T9"> </text:span><text:span text:style-name="T13">obstacle</text:span><text:span text:style-name="T9">’ η οποία έχει μπλε χρώμα στο πρόγραμμά μας.</text:span></text:p>
        </text:list-item>
      </text:list>
      <text:p text:style-name="P20">Μέχρι τώρα αναλύσαμε τις μεταβλητές του προγράμματος ‘1o _ πυροσβεστικό όχημα’. Παρακάτω θα αναλύσουμε τη λειτουργία του προγράμματος:</text:p>
      <text:p text:style-name="P3">Κατά τη σειρά με την οποία συναντούμε τις εντολές στο λογισμικό αυτό, εκτελούνται τα εξής:</text:p>
      <text:p text:style-name="P3">Αρχικά ενεργοποιείται ο αισθητήρας μαύρης γραμμής [έτσι ώστε το πυροσβεστικό όχημα να μπορεί να κινηθεί σε δρόμο (μαύρη γραμμή) όταν χρειαστεί, με σκοπό να καταλήξει σε μια δασική περιοχή που έχει πυρκαγιά]. </text:p>
      <text:p text:style-name="P2"><text:span text:style-name="T9">Σημειώνουμε ότι αρχικά ο συναγερμός είναι απενεργοποιημένος (η μεταβλητή ‘</text:span><text:span text:style-name="T13">alarm</text:span><text:span text:style-name="T9">’ έχει τιμή ίση με ‘0’). Στη συνέχεια συναντούμε το 1</text:span><text:span text:style-name="T6">ο</text:span><text:span text:style-name="T9"> από τα 3 κύρια </text:span><text:span text:style-name="T13">loops</text:span><text:span text:style-name="T9"> του λογισμικού μας (</text:span><text:span text:style-name="T13">loop</text:span><text:span text:style-name="T9">: </text:span><text:span text:style-name="T13">test</text:span><text:span text:style-name="T9"> </text:span><text:span text:style-name="T13">passes</text:span><text:span text:style-name="T9"> ‘</text:span><text:span text:style-name="T13">alarm</text:span><text:span text:style-name="T9">’ = 1). Σε αυτό το </text:span><text:span text:style-name="T13">loop</text:span><text:span text:style-name="T9"> γίνονται τα εξής: Μέχρις ότου ο συναγερμός να ενεργοποιηθεί (η μεταβλητή ‘</text:span><text:span text:style-name="T13">alarm</text:span><text:span text:style-name="T9">’ να λάβει τιμή ίση με ‘1’) το πυροσβεστικό όχημα ελέγχει κάθε εισερχόμενη ειδοποίηση. Η τιμή της εισερχόμενης ειδοποίησης αποθηκεύεται στη μεταβλητή ‘</text:span><text:span text:style-name="T13">message</text:span><text:span text:style-name="T9">’ κάθε φορά. Εδώ διακρίνονται οι εξής περιπτώσεις:</text:span></text:p>
      <text:list xml:id="list2084902785344367759" text:style-name="WWNum22">
        <text:list-item>
          <text:p text:style-name="P32"><text:span text:style-name="T9">1</text:span><text:span text:style-name="T6">η</text:span><text:span text:style-name="T9"> περίπτωση: Εάν η τιμή της εισερχόμενης ειδοποίησης ισούται με ‘1’ (</text:span><text:span text:style-name="T13">if</text:span><text:span text:style-name="T9"> </text:span><text:span text:style-name="T13">message</text:span><text:span text:style-name="T9">=1) αυτό σημαίνει ότι εκδηλώθηκε πυρκαγιά στη δασική περιοχή Α οπότε εκτελείται η επάνω διακλάδωση της </text:span><text:span text:style-name="T13">if</text:span><text:span text:style-name="T9">, όπου, κατά σειρά, ενεργοποιείται ο συναγερμός (στην ‘</text:span><text:span text:style-name="T13">alarm</text:span><text:span text:style-name="T9">’ εκχωρείται η τιμή ‘1’), αντιγράφεται η τιμή της ‘</text:span><text:span text:style-name="T13">message</text:span><text:span text:style-name="T9">’ στην ‘</text:span><text:span text:style-name="T13">path</text:span><text:span text:style-name="T9">_</text:span><text:span text:style-name="T13">to</text:span><text:span text:style-name="T9">_</text:span><text:span text:style-name="T13">follow</text:span><text:span text:style-name="T9">’ και στέλνεται η κατάλληλη ειδοποίηση (</text:span><text:span text:style-name="T13">transmit</text:span><text:span text:style-name="T9"> ‘</text:span><text:span text:style-name="T13">activate</text:span><text:span text:style-name="T9">_2</text:span><text:span text:style-name="T13">nd</text:span><text:span text:style-name="T9">’) ώστε <text:s/>να ενεργοποιηθεί/τεθεί σε ετοιμότητα το επόμενο πυροσβεστικό όχημα του πυροσβεστικού σταθμού, μιας και το τρέχον πυροσβεστικό όχημα θα αναχωρήσει από τον πυροσβεστικό σταθμό και θα κατευθυνθεί προς τη δασική περιοχή Α που έχει πυρκαγιά.</text:span></text:p>
        </text:list-item>
        <text:list-item>
          <text:p text:style-name="P32"><text:span text:style-name="T9">2</text:span><text:span text:style-name="T6">η</text:span><text:span text:style-name="T9"> περίπτωση: Εάν η τιμή της εισερχόμενης ειδοποίησης ΔΕΝ ισούται με ‘1’ τότε θα εκτελεστεί η κάτω διακλάδωση της ‘</text:span><text:span text:style-name="T13">if</text:span><text:span text:style-name="T9"> </text:span><text:span text:style-name="T13">message</text:span><text:span text:style-name="T9">=1’ όπου θα γίνουν τα εξής: Θα γίνει ο έλεγχος (</text:span><text:span text:style-name="T13">if</text:span><text:span text:style-name="T9"> </text:span><text:span text:style-name="T13">message</text:span><text:span text:style-name="T9">=2). Εδώ διακρίνονται οι εξής 2 περιπτώσεις:</text:span></text:p>
          <text:list>
            <text:list-item>
              <text:p text:style-name="P32"><text:span text:style-name="T9">Εάν η τιμή της εισερχόμενης ειδοποίησης ισούται με ‘2’ (</text:span><text:span text:style-name="T13">if</text:span><text:span text:style-name="T9"> </text:span><text:span text:style-name="T13">message</text:span><text:span text:style-name="T9">=2) αυτό σημαίνει ότι εκδηλώθηκε πυρκαγιά στη δασική περιοχή Β οπότε εκτελείται η επάνω διακλάδωση της </text:span><text:span text:style-name="T13">if</text:span><text:span text:style-name="T9">, όπου, κατά σειρά, ενεργοποιείται ο συναγερμός (στην ‘</text:span><text:span text:style-name="T13">alarm</text:span><text:span text:style-name="T9">’ εκχωρείται η τιμή ‘1’), αντιγράφεται η τιμή της ‘</text:span><text:span text:style-name="T13">message</text:span><text:span text:style-name="T9">’ στην ‘</text:span><text:span text:style-name="T13">path</text:span><text:span text:style-name="T9">_</text:span><text:span text:style-name="T13">to</text:span><text:span text:style-name="T9">_</text:span><text:span text:style-name="T13">follow</text:span><text:span text:style-name="T9">’ και στέλνεται η κατάλληλη </text:span><text:soft-page-break/><text:span text:style-name="T9">ειδοποίηση (</text:span><text:span text:style-name="T13">transmit</text:span><text:span text:style-name="T9"> ‘</text:span><text:span text:style-name="T13">activate</text:span><text:span text:style-name="T9">_2</text:span><text:span text:style-name="T13">nd</text:span><text:span text:style-name="T9">’) ώστε <text:s/>να ενεργοποιηθεί/τεθεί σε ετοιμότητα το επόμενο πυροσβεστικό όχημα του πυροσβεστικού σταθμού, μιας και το τρέχον πυροσβεστικό όχημα θα αναχωρήσει από τον πυροσβεστικό σταθμό και θα κατευθυνθεί προς τη δασική περιοχή Β που έχει πυρκαγιά.</text:span></text:p>
            </text:list-item>
            <text:list-item>
              <text:p text:style-name="P32"><text:span text:style-name="T9">Εάν η τιμή της εισερχόμενης ειδοποίησης ΔΕΝ ισούται με ‘2’ τότε αγνοείται η ειδοποίηση αυτή, δηλαδή εκτελείται η κάτω διακλάδωση της ‘</text:span><text:span text:style-name="T13">if</text:span><text:span text:style-name="T9"> </text:span><text:span text:style-name="T13">message</text:span><text:span text:style-name="T9">=2’ όπου δεν γίνεται κάποια ενέργεια (άρα ΔΕΝ ενεργοποιείται ο συναγερμός για κάποια δασική περιοχή) και η εκτέλεση του προγράμματος επιστρέφει στην αρχή του </text:span><text:span text:style-name="T13">loop</text:span><text:span text:style-name="T9"> περιμένοντας για καινούργια εισερχόμενη ειδοποίηση για την οποία θα γίνουν οι παραπάνω έλεγχοι όπως έχουν ήδη περιγραφεί. </text:span><text:span text:style-name="T17">Σημείωση</text:span><text:span text:style-name="T9">: Στο έργο μας υπάρχουν ΜΟΝΟ 2 δασικές περιοχές, για αυτό και ελέγχουμε την ‘</text:span><text:span text:style-name="T13">message</text:span><text:span text:style-name="T9">’ εάν έχει τιμή ‘1’ ή ‘2’ χρησιμοποιώντας 2 δομές επιλογές ‘</text:span><text:span text:style-name="T13">if</text:span><text:span text:style-name="T9">’. Αν είχαμε </text:span><text:span text:style-name="T17">3 </text:span><text:span text:style-name="T9">δασικές περιοχές θα χρειαζόμασταν </text:span><text:span text:style-name="T17">3 δομές επιλογές ‘</text:span><text:span text:style-name="T15">if</text:span><text:span text:style-name="T17">’</text:span><text:span text:style-name="T9"> και θα ελέγχαμε την ‘</text:span><text:span text:style-name="T13">message</text:span><text:span text:style-name="T9">’ ένα έχει τιμή ‘1’ ή ‘2’ ή </text:span><text:span text:style-name="T17">‘3’</text:span><text:span text:style-name="T9">. Γενικεύοντας, απαιτούνται τόσες δομές επιλογές ‘</text:span><text:span text:style-name="T13">if</text:span><text:span text:style-name="T9">’ όσες είναι και οι δασικές περιοχές μιας χώρας.</text:span></text:p>
            </text:list-item>
          </text:list>
        </text:list-item>
      </text:list>
      <text:p text:style-name="P2"><text:span text:style-name="T9">Μετά από την ανάλυση των παραπάνω, παρατηρούμε ότι, όσο η εισερχόμενη ειδοποίηση δεν έχει τιμή ‘1’ ή ‘2’, ο συναγερμός ΔΕΝ ενεργοποιείται οπότε παραμένουμε στο 1</text:span><text:span text:style-name="T6">ο</text:span><text:span text:style-name="T9"> </text:span><text:span text:style-name="T13">loop</text:span><text:span text:style-name="T9"> ελέγχοντας κάθε νέα εισερχόμενη ειδοποίηση. </text:span></text:p>
      <text:p text:style-name="P2"><text:span text:style-name="T9">Εάν κάποια εισερχόμενη ειδοποίηση όμως έχει τιμή ‘1’ ή ‘2’, τότε ο συναγερμός θα ενεργοποιηθεί (θα εκχωρηθεί στην ‘</text:span><text:span text:style-name="T13">alarm</text:span><text:span text:style-name="T9">’ η τιμή ‘1’ όπως είδαμε) οπότε θα «σπάσει» ο 1</text:span><text:span text:style-name="T6">ος</text:span><text:span text:style-name="T9"> μεγάλος βρόχος και θα συνεχιστεί η εκτέλεση του προγράμματος στον 2</text:span><text:span text:style-name="T6">ο</text:span><text:span text:style-name="T9"> μεγάλο βρόχο (</text:span><text:span text:style-name="T13">loop</text:span><text:span text:style-name="T9">: </text:span><text:span text:style-name="T13">test</text:span><text:span text:style-name="T9"> </text:span><text:span text:style-name="T13">passes</text:span><text:span text:style-name="T9"> ‘</text:span><text:span text:style-name="T13">path</text:span><text:span text:style-name="T9">_</text:span><text:span text:style-name="T13">to</text:span><text:span text:style-name="T9">_</text:span><text:span text:style-name="T13">follow</text:span><text:span text:style-name="T9">’ = 0). </text:span><text:span text:style-name="T17">Αυτός ο βρόχος βοηθά το πυροσβεστικό όχημα να </text:span><text:span text:style-name="T12">επιλέξει</text:span><text:span text:style-name="T17"> τον σωστό δρόμο</text:span><text:span text:style-name="T9"> (στον οποίο θα πρέπει να κινηθεί ώστε να καταλήξει στη δασική περιοχή που αντιμετωπίζει πυρκαγιά). Αυτό γίνεται ως εξής:</text:span></text:p>
      <text:list xml:id="list7700079254530420499" text:style-name="WWNum24">
        <text:list-item>
          <text:p text:style-name="P33"><text:span text:style-name="T9">Επαναληπτικά το πυροσβεστικό όχημα εκτελεί τις παρακάτω ενέργειες: Κινείται προς τα εμπρός με ταχύτητα ίση με ‘1’ μέχρις ότου συναντήσει/ανιχνεύσει μαύρη γραμμή/δρόμο. Όταν συναντήσει μαύρη γραμμή (δρόμο) σταματά στιγμιαία επάνω στο δρόμο και εκπέμπει 1 μικρό ηχητικό σήμα – </text:span><text:span text:style-name="T13">beep</text:span><text:span text:style-name="T9">. Έπειτα κινείται προς τα εμπρός με ταχύτητα ίση με ‘1’ μέχρις ότου συναντήσει/ανιχνεύσει ανοιχτόχρωμη επιφάνεια (δηλαδή, μέχρις ότου να βγει λίγο έξω από τον δρόμο το μπροστινό τμήμα του πυροσβεστικού οχήματος στο οποίο βρίσκεται ο αισθητήρας ανίχνευσης γραμμής. Αμέσως μόλις βγει από τον δρόμο, σταματά στιγμιαία και αφαιρεί μία (1) μονάδα από τη μεταβλητή ‘</text:span><text:span text:style-name="T13">path</text:span><text:span text:style-name="T9">_</text:span><text:span text:style-name="T13">to</text:span><text:span text:style-name="T9">_</text:span><text:span text:style-name="T13">follow</text:span><text:span text:style-name="T9">’. </text:span><text:span text:style-name="T11">Συνοψίζοντας τα παραπάνω</text:span><text:span text:style-name="T9">, προκύπτει ότι:</text:span></text:p>
          <text:list>
            <text:list-item>
              <text:p text:style-name="P33"><text:span text:style-name="T9">Εάν ο βρόχος (</text:span><text:span text:style-name="T13">loop</text:span><text:span text:style-name="T9">: </text:span><text:span text:style-name="T13">test</text:span><text:span text:style-name="T9"> </text:span><text:span text:style-name="T13">passes</text:span><text:span text:style-name="T9"> ‘</text:span><text:span text:style-name="T13">path</text:span><text:span text:style-name="T9">_</text:span><text:span text:style-name="T13">to</text:span><text:span text:style-name="T9">_</text:span><text:span text:style-name="T13">follow</text:span><text:span text:style-name="T9">’ = 0) εκτελεστεί ΜΟΝΟ ΜΙΑ ΦΟΡΑ, τότε το πυροσβεστικό όχημα ‘φτάνει’ μέχρι τον ΠΡΩΤΟ_ΔΡΟΜΟ και σταματά σε αυτόν στιγμιαία (έχοντας το μπροστινό τμήμα του λίγο έξω από τον δρόμο). Με άλλα λόγια, φτάνει μέχρι τον <text:s/>ΠΡΩΤΟ_ΔΡΟΜΟ, δηλαδή τον επιλέγει (ώστε, έπειτα, να κινηθεί επάνω σε αυτόν). </text:span></text:p>
            </text:list-item>
            <text:list-item>
              <text:p text:style-name="P33"><text:span text:style-name="T9">Εάν ο βρόχος (</text:span><text:span text:style-name="T13">loop</text:span><text:span text:style-name="T9">: </text:span><text:span text:style-name="T13">test</text:span><text:span text:style-name="T9"> </text:span><text:span text:style-name="T13">passes</text:span><text:span text:style-name="T9"> ‘</text:span><text:span text:style-name="T13">path</text:span><text:span text:style-name="T9">_</text:span><text:span text:style-name="T13">to</text:span><text:span text:style-name="T9">_</text:span><text:span text:style-name="T13">follow</text:span><text:span text:style-name="T9">’ = 0) εκτελεστεί και ΔΕΥΤΕΡΗ ΦΟΡΑ, τότε το πυροσβεστικό όχημα ‘φτάνει’ και επιλέγει τον ΔΕΥΤΕΡΟ_ΔΡΟΜΟ.</text:span></text:p>
            </text:list-item>
          </text:list>
        </text:list-item>
      </text:list>
      <text:p text:style-name="P2"><text:span text:style-name="T9">Το πλήθος των φορών που θα εκτελεστεί ο βρόχος (</text:span><text:span text:style-name="T13">loop</text:span><text:span text:style-name="T9">: </text:span><text:span text:style-name="T13">test</text:span><text:span text:style-name="T9"> </text:span><text:span text:style-name="T13">passes</text:span><text:span text:style-name="T9"> ‘</text:span><text:span text:style-name="T13">path</text:span><text:span text:style-name="T9">_</text:span><text:span text:style-name="T13">to</text:span><text:span text:style-name="T9">_</text:span><text:span text:style-name="T13">follow</text:span><text:span text:style-name="T9">’ = 0) καθορίζεται από την αρχική τιμή που είχε η μεταβλητή ‘</text:span><text:span text:style-name="T13">path</text:span><text:span text:style-name="T9">_</text:span><text:span text:style-name="T13">to</text:span><text:span text:style-name="T9">_</text:span><text:span text:style-name="T13">follow</text:span><text:span text:style-name="T9">’. Αναλυτικότερα, εάν η μεταβλητή αυτή είχε τιμή ίση με ‘1’, τότε ο βρόχος θα εκτελεστεί ΜΙΑ ΜΟΝΟ ΦΟΡΑ οπότε το πυροσβεστικό όχημα θα φτάσει μέχρι τον ΠΡΩΤΟ_ΔΡΟΜΟ. Με την ίδια λογική, εάν η μεταβλητή ‘</text:span><text:span text:style-name="T13">path</text:span><text:span text:style-name="T9">_</text:span><text:span text:style-name="T13">to</text:span><text:span text:style-name="T9">_</text:span><text:span text:style-name="T13">follow</text:span><text:span text:style-name="T9">’ είχε τιμή ίση με ‘2’, τότε </text:span><text:soft-page-break/><text:span text:style-name="T9">ο βρόχος θα εκτελεστεί ΔΥΟ ΦΟΡΕΣ οπότε το πυροσβεστικό όχημα θα φτάσει μέχρι τον ΔΕΥΤΕΡΟ_ΔΡΟΜΟ, το οποίο είναι το ζητούμενο.</text:span></text:p>
      <text:p text:style-name="P2"><text:span text:style-name="T9">[Σημείωση: Πριν την εκτέλεση του παραπάνω βρόχου (</text:span><text:span text:style-name="T13">loop</text:span><text:span text:style-name="T9">: </text:span><text:span text:style-name="T13">test</text:span><text:span text:style-name="T9"> </text:span><text:span text:style-name="T13">passes</text:span><text:span text:style-name="T9"> ‘</text:span><text:span text:style-name="T13">path</text:span><text:span text:style-name="T9">_</text:span><text:span text:style-name="T13">to</text:span><text:span text:style-name="T9">_</text:span><text:span text:style-name="T13">follow</text:span><text:span text:style-name="T9">’ = 0), το πυροσβεστικό όχημα ενεργοποιεί τα φώτα του (εντολές </text:span><text:span text:style-name="T13">Right</text:span><text:span text:style-name="T9"> </text:span><text:span text:style-name="T13">LED</text:span><text:span text:style-name="T9">:</text:span><text:span text:style-name="T13">on</text:span><text:span text:style-name="T9">, </text:span><text:span text:style-name="T13">Left</text:span><text:span text:style-name="T9"> </text:span><text:span text:style-name="T13">LED</text:span><text:span text:style-name="T9">: </text:span><text:span text:style-name="T13">on</text:span><text:span text:style-name="T9">.]</text:span></text:p>
      <text:p text:style-name="P2"><text:span text:style-name="T9">Μετά την εκτέλεση του παραπάνω βρόχου (</text:span><text:span text:style-name="T13">loop</text:span><text:span text:style-name="T9">: </text:span><text:span text:style-name="T13">test</text:span><text:span text:style-name="T9"> </text:span><text:span text:style-name="T13">passes</text:span><text:span text:style-name="T9"> ‘</text:span><text:span text:style-name="T13">path</text:span><text:span text:style-name="T9">_</text:span><text:span text:style-name="T13">to</text:span><text:span text:style-name="T9">_</text:span><text:span text:style-name="T13">follow</text:span><text:span text:style-name="T9">’ = 0) το πυροσβεστικό όχημα έχει επιλέξει τον σωστό δρόμο (βρίσκεται επάνω στον σωστό δρόμο) ο οποίος καταλήγει στην δασική περιοχή που έχει πυρκαγιά. </text:span><text:span text:style-name="T17">Ο 3</text:span><text:span text:style-name="T7">ος</text:span><text:span text:style-name="T17"> και τελευταίος βρόχος του προγράμματός μας</text:span><text:span text:style-name="T9"> (</text:span><text:span text:style-name="T13">loop</text:span><text:span text:style-name="T9">: </text:span><text:span text:style-name="T13">event</text:span><text:span text:style-name="T9"> </text:span><text:span text:style-name="T13">happens</text:span><text:span text:style-name="T9">: </text:span><text:span text:style-name="T13">detect</text:span><text:span text:style-name="T9"> </text:span><text:span text:style-name="T13">obstacle</text:span><text:span text:style-name="T9">: </text:span><text:span text:style-name="T13">any</text:span><text:span text:style-name="T9"> </text:span><text:span text:style-name="T13">obstacle</text:span><text:span text:style-name="T9"> </text:span><text:span text:style-name="T13">detected</text:span><text:span text:style-name="T9">) </text:span><text:span text:style-name="T17">εξυπηρετεί στο να κινηθεί το πυροσβεστικό όχημα στον δρόμο τον οποίο επέλεξε (ορθά) λίγο πιο πριν</text:span><text:span text:style-name="T9"> (με τη βοήθεια του 2</text:span><text:span text:style-name="T6">ου</text:span><text:span text:style-name="T9"> </text:span><text:span text:style-name="T13">loop</text:span><text:span text:style-name="T9"> που επεξηγήθηκε πιο πάνω). Το πυροσβεστικό όχημα θα πρέπει να κινείται επάνω στο δρόμο αυτόν μέχρι να ανιχνεύσει εμπόδιο στο μπροστινό τμήμα του. Όταν ανιχνεύσει εμπόδιο στο μπροστινό τμήμα του, το πυροσβεστικό όχημα σταματά και θεωρούμε ότι έχει φτάσει στη δασική περιοχή που έχει πυρκαγιά όπου και θα κάνει τις απαραίτητες ενέργειες για την κατάσβεσή της. Η κίνηση του πυροσβεστικού οχήματος επάνω στο δρόμο γίνεται ως εξής (επεξήγηση της λειτουργίας του 3</text:span><text:span text:style-name="T6">ου</text:span><text:span text:style-name="T9"> </text:span><text:span text:style-name="T13">loop</text:span><text:span text:style-name="T9">):</text:span></text:p>
      <text:list xml:id="list9018492799959072498" text:style-name="WWNum25">
        <text:list-item>
          <text:p text:style-name="P45">Ενεργοποιούμε τους αισθητήρες ανίχνευσης αντικείμενων/εμποδίων <text:s/>ώστε όταν το πυροσβεστικό όχημα να ανιχνεύσει εμπόδιο να σταματήσει (μιας και θεωρούμε ότι όταν ανιχνεύσει εμπόδιο, έφτασε στην δασική περιοχή που είχε ως προορισμό).</text:p>
        </text:list-item>
        <text:list-item>
          <text:p text:style-name="P34"><text:span text:style-name="T9">Επαναληπτικά, μέχρις ότου συναντήσει/ανιχνεύσει αντικείμενο/εμπόδιο (τη δασική περιοχή), <text:s/>το πυροσβεστικό όχημα αρχίζει να ακολουθεί τον δρόμο τον οποίο είχε επιλέξει προηγουμένως. Ειδικότερα, ξεκινά </text:span><text:span text:style-name="T13">loop</text:span><text:span text:style-name="T9"> σύμφωνα με το οποίο, μέχρις ότου να ανιχνευθεί αντικείμενο, το πυροσβεστικό όχημα ελέγχει εάν κινείται επάνω σε μαύρη γραμμή/δρόμο ή όχι και έπειτα, αναλόγως:</text:span></text:p>
          <text:list>
            <text:list-item>
              <text:p text:style-name="P34"><text:span text:style-name="T11">Περίπτωση 1</text:span><text:span text:style-name="T8">η</text:span><text:span text:style-name="T9">: Εάν ο αισθητήρας ανίχνευσης γραμμής/επιφάνειας</text:span><text:span text:style-name="T1"> </text:span><text:span text:style-name="T9">ανιχνεύσει ότι το πυροσβεστικό όχημα κινείται έξω από τον δρόμο/μαύρη γραμμή, δηλαδή κινείται επάνω σε ανοιχτόχρωμη επιφάνεια (</text:span><text:span text:style-name="T13">on</text:span><text:span text:style-name="T9"> </text:span><text:span text:style-name="T13">reflective</text:span><text:span text:style-name="T9"> </text:span><text:span text:style-name="T13">surface</text:span><text:span text:style-name="T9">), τότε, εκτελούνται οι εντολές του επάνω μονοπατιού της εντολής </text:span><text:span text:style-name="T13">IF</text:span><text:span text:style-name="T9"> και το πυροσβεστικό όχημα προχωρά εμπρός – αριστερά (</text:span><text:span text:style-name="T13">forward</text:span><text:span text:style-name="T9">-</text:span><text:span text:style-name="T13">left</text:span><text:span text:style-name="T9">) με ταχύτητα ίση με ‘1’ μέχρι να μπει στον δρόμο.</text:span></text:p>
            </text:list-item>
            <text:list-item>
              <text:p text:style-name="P34"><text:span text:style-name="T11">Περίπτωση 2</text:span><text:span text:style-name="T8">η</text:span><text:span text:style-name="T9">: Εάν ο αισθητήρας ανίχνευσης γραμμής/επιφάνειας</text:span><text:span text:style-name="T1"> </text:span><text:span text:style-name="T9">ανιχνεύσει ότι το πυροσβεστικό όχημα κινείται επάνω στον δρόμο (δηλαδή ΔΕΝ κινείται επάνω σε ανοιχτόχρωμη επιφάνεια), τότε, εκτελούνται οι εντολές του κάτω μονοπατιού της εντολής </text:span><text:span text:style-name="T13">IF</text:span><text:span text:style-name="T9"> και το πυροσβεστικό όχημα προχωρά εμπρός – δεξιά με ταχύτητα ίση με ‘1’ μέχρι να βγει από τον δρόμο.</text:span></text:p>
            </text:list-item>
            <text:list-item>
              <text:p text:style-name="P34"><text:span text:style-name="T9">(</text:span><text:span text:style-name="T18">Αμέσως μετά την ‘</text:span><text:span text:style-name="T14">if</text:span><text:span text:style-name="T18">: </text:span><text:span text:style-name="T14">Line</text:span><text:span text:style-name="T18"> </text:span><text:span text:style-name="T14">Tracker</text:span><text:span text:style-name="T18">: </text:span><text:span text:style-name="T14">On</text:span><text:span text:style-name="T18"> </text:span><text:span text:style-name="T14">reflective</text:span><text:span text:style-name="T18"> </text:span><text:span text:style-name="T14">surface</text:span><text:span text:style-name="T18">’ ακολουθεί η εντολή ‘</text:span><text:span text:style-name="T14">play</text:span><text:span text:style-name="T18"> </text:span><text:span text:style-name="T14">music</text:span><text:span text:style-name="T18">: </text:span><text:span text:style-name="T14">Tune</text:span><text:span text:style-name="T18"> </text:span><text:span text:style-name="T14">string</text:span><text:span text:style-name="T18">: </text:span><text:span text:style-name="T14">a</text:span><text:span text:style-name="T18">7</text:span><text:span text:style-name="T14">c</text:span><text:span text:style-name="T18">7’ η οποία υλοποιεί την σειρήνα του πυροσβεστικού οχήματος καθώς κατευθύνεται στη δασική περιοχή που έχει πυρκαγιά…</text:span><text:span text:style-name="T9">) <text:s/></text:span></text:p>
            </text:list-item>
          </text:list>
        </text:list-item>
      </text:list>
      <text:p text:style-name="P2"><text:span text:style-name="T11">[</text:span><text:span text:style-name="T9">Ακριβώς πριν την έναρξη του 3ου </text:span><text:span text:style-name="T13">loop</text:span><text:span text:style-name="T9"> <text:s/>η εντολή ‘</text:span><text:span text:style-name="T13">detect</text:span><text:span text:style-name="T9"> </text:span><text:span text:style-name="T13">obstacle</text:span><text:span text:style-name="T9">’ η οποία έχει μπλε χρώμα στο πρόγραμμά μας, ‘καθαρίζει’ την θέση μνήμης που αφορά στην ανίχνευση εμποδίων όπως αναφέρθηκε και πιο πάνω.</text:span><text:span text:style-name="T11">]</text:span></text:p>
      <text:p text:style-name="P2"><text:soft-page-break/><text:span text:style-name="T11">[</text:span><text:span text:style-name="T9">Συνεπώς, το πυροσβεστικό όχημα, όσο βρίσκεται επάνω στον δρόμο, κινείται έτσι ώστε να βγει (στιγμιαία) από αυτόν. Ενώ όταν βγει εκτός δρόμου, αμέσως κινείται με τέτοιον τρόπο ώστε να ξαναμπεί σε αυτόν. Λόγω αυτού του τρόπου κίνησης επάνω σε έναν δρόμο, ΔΕΝ πρέπει να τοποθετηθούν πολύ κοντά οι δρόμοι μεταξύ τους ΟΥΤΕ να τέμνονται ΟΥΤΕ να έχουν κοινά σημεία, μιας και υπάρχει ο κίνδυνος το πυροσβεστικό όχημα να μεταπηδήσει, κατά λάθος, από έναν δρόμο σε άλλον και να καταλήξει σε λανθασμένη δασική περιοχή]</text:span></text:p>
      <text:p text:style-name="P8">Σημαντικές επισημάνσεις:</text:p>
      <text:p text:style-name="P3">Το 1ο διαθέσιμο πυροσβεστικό όχημα του πυροσβεστικού σταθμού είναι προγραμματισμένο με το παραπάνω λογισμικό που επεξηγήθηκε. </text:p>
      <text:p text:style-name="P2"><text:span text:style-name="T9">Κάθε επιπλέον πυροσβεστικό όχημα (πέραν του 1</text:span><text:span text:style-name="T6">ου</text:span><text:span text:style-name="T9"> διαθέσιμου) είναι προγραμματισμένο με λογισμικό παρόμοιο με το παραπάνω με κάποιες μικρές, αλλά σημαντικές διαφορές. Ειδικότερα:</text:span></text:p>
      <text:list xml:id="list6651932518464155766" text:style-name="WWNum23">
        <text:list-item>
          <text:p text:style-name="P35"><text:span text:style-name="T9">1</text:span><text:span text:style-name="T6">η</text:span><text:span text:style-name="T9"> διαφορά: Το 1</text:span><text:span text:style-name="T6">ο</text:span><text:span text:style-name="T9"> διαθέσιμο πυροσβεστικό όχημα του πυροσβεστικού σταθμού, χρησιμοποιεί τη μεταβλητή ‘</text:span><text:span text:style-name="T13">activate</text:span><text:span text:style-name="T9">_2</text:span><text:span text:style-name="T13">nd</text:span><text:span text:style-name="T9">’ η οποία έχει τιμή ίση με ‘81’ όπως αναλύθηκε παραπάνω. Το 2</text:span><text:span text:style-name="T6">ο</text:span><text:span text:style-name="T9"> πυροσβεστικό όχημα που θα γίνει διαθέσιμο (όταν φύγει το πρώτο) έχει λογισμικό το οποίο αντί της μεταβλητής ‘</text:span><text:span text:style-name="T13">activate</text:span><text:span text:style-name="T9">_2</text:span><text:span text:style-name="T13">nd</text:span><text:span text:style-name="T9">’ χρησιμοποιεί τη μεταβλητή ‘</text:span><text:span text:style-name="T13">activate</text:span><text:span text:style-name="T9">_3</text:span><text:span text:style-name="T13">nd</text:span><text:span text:style-name="T9">’ η οποία θα έχει τιμή ίση με ‘82’ (διαφορετική από κάθε άλλη τιμή που έχει χρησιμοποιηθεί σε μεταβλητή) την οποία θα αξιοποιήσει το επόμενο πυροσβεστικό όχημα του σταθμού ώστε να τεθεί σε ετοιμότητα κ.ο.κ..</text:span></text:p>
        </text:list-item>
        <text:list-item>
          <text:p text:style-name="P35"><text:span text:style-name="T9">2</text:span><text:span text:style-name="T6">η</text:span><text:span text:style-name="T9"> διαφορά: Στην αρχή του λογισμικού του 1</text:span><text:span text:style-name="T6">ου</text:span><text:span text:style-name="T9"> διαθέσιμου πυροσβεστικού οχήματος, αφού ενεργοποιηθεί ο αισθητήρας μαύρης γραμμής, </text:span><text:span text:style-name="T17">εκτελείται κατευθείαν το πρώτο μεγάλο </text:span><text:span text:style-name="T15">loop</text:span><text:span text:style-name="T9"> (</text:span><text:span text:style-name="T13">loop</text:span><text:span text:style-name="T9">: </text:span><text:span text:style-name="T13">test</text:span><text:span text:style-name="T9"> </text:span><text:span text:style-name="T13">passes</text:span><text:span text:style-name="T9"> ‘</text:span><text:span text:style-name="T13">alarm</text:span><text:span text:style-name="T9">’ = 1) δηλαδή το λογισμικό του 1</text:span><text:span text:style-name="T6">ου</text:span><text:span text:style-name="T9"> διαθέσιμου πυροσβεστικού οχήματος αρχίζει κατευθείαν να ελέγχει κάθε εισερχόμενη ειδοποίηση ώστε να ενεργοποιήσει ή όχι των συναγερμό. Το λογισμικό, όμως, με το οποίο είναι προγραμματισμένα τα υπόλοιπα πυροσβεστικά οχήματα, </text:span><text:span text:style-name="T17">στην αρχή περιμένει μέχρι να λάβει ειδοποίηση η οποία να θέτει σε ετοιμότητα το πυροσβεστικό όχημα</text:span><text:span text:style-name="T9"> </text:span><text:span text:style-name="T12">και έπειτα</text:span><text:span text:style-name="T9"> εκτελεί ενέργειες αντίστοιχες με το λογισμικό του 1</text:span><text:span text:style-name="T6">ου</text:span><text:span text:style-name="T9"> διαθέσιμου πυροσβεστικού οχήματος. Με άλλα λόγια, το λογισμικό με το οποίο είναι προγραμματισμένο </text:span><text:span text:style-name="T17">το 2</text:span><text:span text:style-name="T7">ο</text:span><text:span text:style-name="T17"> πυροσβεστικό όχημα</text:span><text:span text:style-name="T9"> που ΘΑ γίνει διαθέσιμο (αλλά ακόμα ΔΕΝ είναι διαθέσιμο) περιμένει κατάλληλη ειδοποίηση (με τιμή ίση με ‘</text:span><text:span text:style-name="T17">81</text:span><text:span text:style-name="T9">’) ώστε να γίνει διαθέσιμο και έπειτα, αφού λάβει την παραπάνω ειδοποίηση και ΓΙΝΕΙ διαθέσιμο, τότε, αρχίζει και εκτελεί ενέργειες αντίστοιχες με το λογισμικό του 1</text:span><text:span text:style-name="T6">ου</text:span><text:span text:style-name="T9"> διαθέσιμου πυροσβεστικού οχήματος. Αντίστοιχα το </text:span><text:span text:style-name="T17">3</text:span><text:span text:style-name="T7">ο</text:span><text:span text:style-name="T17"> πυροσβεστικό όχημα</text:span><text:span text:style-name="T9"> που ΘΑ γίνει διαθέσιμο (αλλά ακόμα ΔΕΝ είναι διαθέσιμο) περιμένει κατάλληλη ειδοποίηση (με τιμή ίση με ‘</text:span><text:span text:style-name="T17">82</text:span><text:span text:style-name="T9">’) ώστε να γίνει διαθέσιμο και έπειτα, αφού λάβει την παραπάνω ειδοποίηση και ΓΙΝΕΙ διαθέσιμο, τότε, αρχίζει και εκτελεί ενέργειες αντίστοιχες με το λογισμικό του 1</text:span><text:span text:style-name="T6">ου</text:span><text:span text:style-name="T9"> διαθέσιμου πυροσβεστικού οχήματος κ.ο.κ..</text:span></text:p>
        </text:list-item>
      </text:list>
      <text:p text:style-name="P9"/>
      <text:p text:style-name="P2"><text:span text:style-name="T3">Τεκμηρίωση λογισμικού ‘</text:span><text:span text:style-name="T4">robot</text:span><text:span text:style-name="T3"> – ελεγκτής’</text:span></text:p>
      <text:p text:style-name="P2"><text:span text:style-name="T9">[</text:span><text:span text:style-name="T18">Για λόγους σαφήνειας και για αποφυγή άσκοπου πλατειασμού δεν επεξηγούνται κάποιες από τις εντολές κατά τις οποίες το </text:span><text:span text:style-name="T14">robot</text:span><text:span text:style-name="T18"> – ελεγκτής ενεργοποιεί ή απενεργοποιεί κάποιο από τα </text:span><text:span text:style-name="T14">LED</text:span><text:span text:style-name="T18"> του ή εκπέμπει ηχητικό σήμα (</text:span><text:span text:style-name="T14">beep</text:span><text:span text:style-name="T18">) και οι οποίες βοηθούν μόνο στην οπτική/ακουστική εκτέλεση του έργου και όχι στην ουσία της λειτουργίας του. Θεωρούμε ότι είναι εύκολο να αντιληφθεί κάποιος τη λειτουργία των </text:span><text:soft-page-break/><text:span text:style-name="T18">παραπάνω εντολών και θα προσπαθήσουμε να επεξηγήσουμε τα ουσιώδη χωρίς να κουράσουμε τον αναγνώστη με την επεξήγηση των εντολών αυτών</text:span><text:span text:style-name="T9">]</text:span></text:p>
      <text:p text:style-name="P3">Κατά τη σειρά με την οποία συναντούμε τις εντολές στο λογισμικό αυτό, εκτελούνται τα εξής:</text:p>
      <text:p text:style-name="P2"><text:span text:style-name="T9">Επαναληπτικά (</text:span><text:span text:style-name="T13">loop</text:span><text:span text:style-name="T9"> </text:span><text:span text:style-name="T13">forever</text:span><text:span text:style-name="T9">) το </text:span><text:span text:style-name="T13">robot</text:span><text:span text:style-name="T9"> – ελεγκτής ελέγχει αν έχει ήδη αποστείλει πυροσβεστικό όχημα στη δασική περιοχή Α. Αυτό το ελέγχει με τη βοήθεια της μεταβλητής ‘</text:span><text:span text:style-name="T13">send</text:span><text:span text:style-name="T9">_</text:span><text:span text:style-name="T13">to</text:span><text:span text:style-name="T9">_</text:span><text:span text:style-name="T13">area</text:span><text:span text:style-name="T9">_</text:span><text:span text:style-name="T13">A</text:span><text:span text:style-name="T9">’. Εάν η μεταβλητή ‘</text:span><text:span text:style-name="T13">send</text:span><text:span text:style-name="T9">_</text:span><text:span text:style-name="T13">to</text:span><text:span text:style-name="T9">_</text:span><text:span text:style-name="T13">area</text:span><text:span text:style-name="T9">_</text:span><text:span text:style-name="T13">A</text:span><text:span text:style-name="T9">’ έχει τιμή ίση με ‘0’ αυτό σημαίνει ότι η δασική περιοχή Α δεν έχει αντιμετωπίσει </text:span><text:span text:style-name="T9">πυρκαγιά μέχρι στιγμής και δεν έχει αποσταλεί σε αυτήν κάποιο πυροσβεστικό όχημα. Σε αντίθετη περίπτωση, εάν η μεταβλητή ‘</text:span><text:span text:style-name="T13">send</text:span><text:span text:style-name="T9">_</text:span><text:span text:style-name="T13">to</text:span><text:span text:style-name="T9">_</text:span><text:span text:style-name="T13">area</text:span><text:span text:style-name="T9">_</text:span><text:span text:style-name="T13">A</text:span><text:span text:style-name="T9">’ έχει τιμή ίση με ‘1’ αυτό σημαίνει ότι έχει ήδη αποσταλεί στην δασική περιοχή Α πυροσβεστικό όχημα μιας και έχει ανιχνευθεί πυρκαγιά στο χώρο της. Ειδικότερα:</text:span></text:p>
      <text:list xml:id="list2329924260681107268" text:style-name="WWNum26">
        <text:list-item>
          <text:p text:style-name="P36"><text:span text:style-name="T17">Στην 1</text:span><text:span text:style-name="T7">η</text:span><text:span text:style-name="T17"> περίπτωση όπου η ‘</text:span><text:span text:style-name="T15">send</text:span><text:span text:style-name="T17">_</text:span><text:span text:style-name="T15">to</text:span><text:span text:style-name="T17">_</text:span><text:span text:style-name="T15">area</text:span><text:span text:style-name="T17">_</text:span><text:span text:style-name="T15">A</text:span><text:span text:style-name="T17">’ έχει τιμή ίση με ‘0’</text:span><text:span text:style-name="T9"> και άρα δεν έχει αντιμετωπίσει πυρκαγιά μέχρι στιγμής, το </text:span><text:span text:style-name="T13">robot</text:span><text:span text:style-name="T9"> – ελεγκτής πρέπει να ρωτήσει την περιοχή αυτή εάν συνεχίζει να παραμένει χωρίς πυρκαγιά. Για αυτό ακολουθείται η </text:span><text:span text:style-name="T17">επάνω διακλάδωση της ‘</text:span><text:span text:style-name="T15">if</text:span><text:span text:style-name="T17"> </text:span><text:span text:style-name="T15">send</text:span><text:span text:style-name="T17">_</text:span><text:span text:style-name="T15">to</text:span><text:span text:style-name="T17">_</text:span><text:span text:style-name="T15">area</text:span><text:span text:style-name="T17">_</text:span><text:span text:style-name="T15">A</text:span><text:span text:style-name="T17"> = 0)</text:span><text:span text:style-name="T9"> όπου το </text:span><text:span text:style-name="T13">robot</text:span><text:span text:style-name="T9"> – ελεγκτής στέλνει ειδοποίηση/ερώτηση/μήνυμα (</text:span><text:span text:style-name="T13">transmit</text:span><text:span text:style-name="T9"> ‘</text:span><text:span text:style-name="T13">forest</text:span><text:span text:style-name="T9">_</text:span><text:span text:style-name="T13">area</text:span><text:span text:style-name="T9">_</text:span><text:span text:style-name="T13">A</text:span><text:span text:style-name="T9">’) στη δασική περιοχή Α περιμένοντας απάντησή της εντός 2 δευτερολέπτων (</text:span><text:span text:style-name="T13">countdown</text:span><text:span text:style-name="T9"> </text:span><text:span text:style-name="T13">timer</text:span><text:span text:style-name="T9">). [Σημείωση: την ειδοποίηση/ερώτηση που στέλνει το </text:span><text:span text:style-name="T13">robot</text:span><text:span text:style-name="T9"> – ελεγκτής θα την λάβουν όλα τα </text:span><text:span text:style-name="T13">robots</text:span><text:span text:style-name="T9"> του έργου μας αλλά λόγω του περιεχομένου της μεταβλητής ‘</text:span><text:span text:style-name="T13">forest</text:span><text:span text:style-name="T9">_</text:span><text:span text:style-name="T13">area</text:span><text:span text:style-name="T9">_</text:span><text:span text:style-name="T13">A</text:span><text:span text:style-name="T9">’, που είναι η τιμή ‘10’, <text:s/>θα απαντήσει/ανταποκριθεί ΜΟΝΟ η δασική περιοχή Α (το </text:span><text:span text:style-name="T13">robot</text:span><text:span text:style-name="T9"> της δασικής περιοχής Α για την ακρίβεια) εφόσον δεν έχει καεί σε πυρκαγιά και μπορεί να απαντήσει]. Μετά το πέρας των 2 δευτερολέπτων του αντίστροφου χρονομετρητή που αναφέραμε πιο πάνω, ελέγχεται το περιεχόμενο της μεταβλητής ‘</text:span><text:span text:style-name="T13">message</text:span><text:span text:style-name="T9">’ (στην οποία εκχωρήθηκε η τιμή της τελευταίας ειδοποίησης που έλαβε το </text:span><text:span text:style-name="T13">robot</text:span><text:span text:style-name="T9"> – ελεγκτής). Εάν η μεταβλητή ‘</text:span><text:span text:style-name="T13">message</text:span><text:span text:style-name="T9">’ θα έχει τιμή ίση με ‘10’, αυτό θα σημαίνει ότι η δασική περιοχή Α (το </text:span><text:span text:style-name="T13">robot</text:span><text:span text:style-name="T9"> της) απάντησε στην ερώτηση/ειδοποίηση του </text:span><text:span text:style-name="T13">robot</text:span><text:span text:style-name="T9"> – ελεγκτή (όταν μια δασική περιοχή απαντά στο </text:span><text:span text:style-name="T13">robot</text:span><text:span text:style-name="T9"> – ελεγκτή στέλνει τον αριθμό που την αντιπροσωπεύει, δηλαδή η δασική περιοχή Α απαντά στέλνοντας την τιμή ‘10’, η δασική περιοχή Β απαντά στέλνοντας την τιμή ‘20’ κ.ο.κ.). Εφόσον η δασική περιοχή Α απάντησε, αυτό σημαίνει ότι το </text:span><text:span text:style-name="T13">robot</text:span><text:span text:style-name="T9"> της λειτουργεί κανονικά άρα η δασική περιοχή Α δεν αντιμετωπίζει πυρκαγιά. Συνεπώς σε αυτήν την περίπτωση όπου η δασική περιοχή απάντησε στο </text:span><text:span text:style-name="T13">robot</text:span><text:span text:style-name="T9"> – ελεγκτή προκύπτει ότι η τιμή της ‘</text:span><text:span text:style-name="T13">message</text:span><text:span text:style-name="T9">’ θα είναι ίση με την τιμή της ‘</text:span><text:span text:style-name="T13">forest</text:span><text:span text:style-name="T9">_</text:span><text:span text:style-name="T13">area</text:span><text:span text:style-name="T9">_</text:span><text:span text:style-name="T13">A</text:span><text:span text:style-name="T9">’. Επειδή στο προγραμματιστικό περιβάλλον μας δεν μπορούμε να συγκρίνουμε απευθείας τις τιμές 2 μεταβλητών, κάνουμε τα παρακάτω: Αφαιρούμε από την </text:span><text:span text:style-name="T13">message</text:span><text:span text:style-name="T9"> την ‘</text:span><text:span text:style-name="T13">forest</text:span><text:span text:style-name="T9">_</text:span><text:span text:style-name="T13">area</text:span><text:span text:style-name="T9">_</text:span><text:span text:style-name="T13">A</text:span><text:span text:style-name="T9">’ και το αποτέλεσμα εκχωρείται στην </text:span><text:span text:style-name="T13">message</text:span><text:span text:style-name="T9">. Στη συνέχεια ελέγχεται το αποτέλεσμα αυτό, δηλαδή η τιμή της ‘</text:span><text:span text:style-name="T13">message</text:span><text:span text:style-name="T9">’. Διακρίνουμε 2 περιπτώσεις: </text:span></text:p>
          <text:list>
            <text:list-item>
              <text:p text:style-name="P36"><text:span text:style-name="T9">Εάν η ‘</text:span><text:span text:style-name="T13">message</text:span><text:span text:style-name="T9">’ έχει τιμή ίση με ‘0’ αυτό σημαίνει ότι η δασική περιοχή Α απάντησε στο </text:span><text:span text:style-name="T13">robot</text:span><text:span text:style-name="T9"> – ελεγκτή οπότε ακολουθείται η </text:span><text:span text:style-name="T17">κάτω</text:span><text:span text:style-name="T9"> διακλάδωση της ‘</text:span><text:span text:style-name="T13">if</text:span><text:span text:style-name="T9"> </text:span><text:span text:style-name="T13">message</text:span><text:span text:style-name="T9"> != 0’ όπου δεν γίνεται κάποια ενέργεια σχετική με τη δασική περιοχή Α αλλά το πρόγραμμά μας θα προχωρήσει παρακάτω εκτελώντας αντίστοιχες ενέργειες με τις παραπάνω για τη δασική περιοχή Β και τις υπόλοιπες δασικές περιοχές της χώρας.</text:span></text:p>
            </text:list-item>
            <text:list-item>
              <text:p text:style-name="P36"><text:span text:style-name="T9">Εάν η ‘</text:span><text:span text:style-name="T13">message</text:span><text:span text:style-name="T9">’ έχει τιμή </text:span><text:span text:style-name="T17">διάφορη</text:span><text:span text:style-name="T9"> του ‘0’ αυτό σημαίνει ότι η δασική περιοχή Α </text:span><text:span text:style-name="T17">ΔΕΝ απάντησε </text:span><text:span text:style-name="T9">στο </text:span><text:span text:style-name="T13">robot</text:span><text:span text:style-name="T9"> – ελεγκτή οπότε το </text:span><text:span text:style-name="T13">robot</text:span><text:span text:style-name="T9"> – ελεγκτής καταλαβαίνει ότι η δασική περιοχή Α αντιμετωπίζει πυρκαγιά (αφού το </text:span><text:span text:style-name="T13">robot</text:span><text:span text:style-name="T9"> της δεν απάντησε στην ειδοποίηση/ερώτησή του μάλλον έχει καταστραφεί από πυρκαγιά). Συνεπώς ακολουθείται η </text:span><text:span text:style-name="T17">επάνω</text:span><text:span text:style-name="T9"> διακλάδωση της ‘</text:span><text:span text:style-name="T13">if</text:span><text:span text:style-name="T9"> </text:span><text:span text:style-name="T13">message</text:span><text:span text:style-name="T9"> != 0’ όπου το </text:span><text:span text:style-name="T13">robot</text:span><text:span text:style-name="T9"> – ελεγκτής ενεργοποιεί τα </text:span><text:span text:style-name="T13">LED</text:span><text:span text:style-name="T9"> </text:span><text:soft-page-break/><text:span text:style-name="T9">του, έπειτα αναπαράγει μια μελωδία (εντολή ‘</text:span><text:span text:style-name="T13">play</text:span><text:span text:style-name="T9"> </text:span><text:span text:style-name="T13">music</text:span><text:span text:style-name="T9">: </text:span><text:span text:style-name="T13">a</text:span><text:span text:style-name="T9">7</text:span><text:span text:style-name="T13">a</text:span><text:span text:style-name="T9">7</text:span><text:span text:style-name="T13">a</text:span><text:span text:style-name="T9">7</text:span><text:span text:style-name="T13">c</text:span><text:span text:style-name="T9">7</text:span><text:span text:style-name="T13">c</text:span><text:span text:style-name="T9">7</text:span><text:span text:style-name="T13">c</text:span><text:span text:style-name="T9">7’) η οποία αντιπροσωπεύει την αποτυχία λήψης απάντησης από τη δασική περιοχή Α και εν συνεχεία <text:s/>ενεργοποιεί τον συναγερμό </text:span><text:span text:style-name="T17">στέλνοντας μήνυμα με περιεχόμενο την τιμή της μεταβλητής ‘</text:span><text:span text:style-name="T15">alarm</text:span><text:span text:style-name="T17">_</text:span><text:span text:style-name="T15">for</text:span><text:span text:style-name="T17">_</text:span><text:span text:style-name="T15">A</text:span><text:span text:style-name="T17">’</text:span><text:span text:style-name="T9">. Αυτό το μήνυμα το λαμβάνουν όλα τα </text:span><text:span text:style-name="T13">robot</text:span><text:span text:style-name="T9"> του έργου μας αλλά θα ανταποκριθεί μόνο το 1</text:span><text:span text:style-name="T6">ο</text:span><text:span text:style-name="T9"> διαθέσιμο πυροσβεστικό όχημα. Αυτό επιτυγχάνεται με την τιμή της μεταβλητής ‘</text:span><text:span text:style-name="T13">alarm</text:span><text:span text:style-name="T9">_</text:span><text:span text:style-name="T13">for</text:span><text:span text:style-name="T9">_</text:span><text:span text:style-name="T13">A</text:span><text:span text:style-name="T9">’ η οποία είναι ‘1’ (δηλαδή όποιο </text:span><text:span text:style-name="T13">robot</text:span><text:span text:style-name="T9"> λάβει ειδοποίηση με τιμή ‘1’ ή ‘2’ ΔΕΝ θα ανταποκριθεί παρά μόνο αν πρόκειται για πυροσβεστικό όχημα. Τα </text:span><text:span text:style-name="T9">πυροσβεστικά οχήματα είναι κατάλληλα προγραμματισμένα ώστε να ανταποκρίνονται σε εισερχόμενες ειδοποιήσεις με τιμή ‘1’ ή ‘2’ ή ‘3’ κ.ο.κ. Όπως επεξηγήθηκε παραπάνω (στο τμήμα ’Τεκμηρίωση λογισμικού ‘1o _ πυροσβεστικό όχημα’), οι τιμές ‘1’, ‘2’, ‘3’ αντιπροσωπεύουν συναγερμό για τις δασικές περιοχές Α, Β, Γ αντίστοιχα). Έπειτα από την αποστολή του μηνύματος συναγερμού (</text:span><text:span text:style-name="T13">transmit</text:span><text:span text:style-name="T9"> ‘</text:span><text:span text:style-name="T13">alarm</text:span><text:span text:style-name="T9">_</text:span><text:span text:style-name="T13">for</text:span><text:span text:style-name="T9">_</text:span><text:span text:style-name="T13">A</text:span><text:span text:style-name="T9">’) εκχωρείται στη μεταβλητή ‘</text:span><text:span text:style-name="T13">send</text:span><text:span text:style-name="T9">_</text:span><text:span text:style-name="T13">to</text:span><text:span text:style-name="T9">_</text:span><text:span text:style-name="T13">area</text:span><text:span text:style-name="T9">_</text:span><text:span text:style-name="T13">A</text:span><text:span text:style-name="T9">’ η τιμή ‘1’ κάτι το οποίο σημαίνει ότι στον επόμενο κύκλο ειδοποιήσεων/ερωτήσεων του </text:span><text:span text:style-name="T13">robot</text:span><text:span text:style-name="T9"> – ελεγκτή προς τις δασικές περιοχές ΔΕΝ ΠΡΕΠΕΙ να ξαναερωτηθεί η δασική περιοχή Α εάν έχει πυρκαγιά, μιας και έχει ήδη αποσταλεί σε αυτήν πυροσβεστικό όχημα/βοήθεια. Έπειτα το </text:span><text:span text:style-name="T13">robot</text:span><text:span text:style-name="T9"> – ελεγκτής απενεργοποιεί τα </text:span><text:span text:style-name="T13">LED</text:span><text:span text:style-name="T9"> του.</text:span></text:p>
            </text:list-item>
          </text:list>
        </text:list-item>
        <text:list-item>
          <text:p text:style-name="P36"><text:span text:style-name="T17">Στην 2</text:span><text:span text:style-name="T7">η</text:span><text:span text:style-name="T17"> περίπτωση όπου η ‘</text:span><text:span text:style-name="T15">send</text:span><text:span text:style-name="T17">_</text:span><text:span text:style-name="T15">to</text:span><text:span text:style-name="T17">_</text:span><text:span text:style-name="T15">area</text:span><text:span text:style-name="T17">_</text:span><text:span text:style-name="T15">A</text:span><text:span text:style-name="T17">’ έχει τιμή ίση με ‘1’, </text:span><text:span text:style-name="T9">το </text:span><text:span text:style-name="T13">robot</text:span><text:span text:style-name="T9"> – ελεγκτής, όπως επεξηγήθηκε πιο πάνω, ΔΕΝ ξαναρωτά τη δασική περιοχή Α εάν έχει πυρκαγιά (μιας και έχει ήδη αποσταλεί σε αυτήν πυροσβεστικό όχημα/βοήθεια) αλλά προχωρά παρακάτω ρωτώντας τις υπόλοιπες δασικές περιοχές μία – μία ακολουθώντας αντίστοιχη διαδικασία με αυτή που περιγράφουμε παραπάνω.</text:span></text:p>
        </text:list-item>
      </text:list>
      <text:p text:style-name="P2"><text:span text:style-name="T19">Συνοπτικά</text:span><text:span text:style-name="T9">, το </text:span><text:span text:style-name="T13">robot</text:span><text:span text:style-name="T9"> – ελεγκτής στέλνει μια ειδοποίηση/ερώτηση κάθε φορά που απευθύνεται σε μια συγκεκριμένη δασική περιοχή. Εάν λάβει απάντηση από το </text:span><text:span text:style-name="T13">robot</text:span><text:span text:style-name="T9"> αυτής της δασικής περιοχής, ΔΕΝ ενεργοποιεί τον συναγερμό για την περιοχή αυτή και θα την ξαναρωτήσει για πυρκαγιά στον επόμενο κύκλο ειδοποιήσεων ερωτήσεων. Έπειτα συνεχίζει ρωτώντας τις υπόλοιπες περιοχές μία –μία. Εάν ΔΕΝ λάβει ειδοποίηση από κάποια δασική περιοχή, τότε ενεργοποιεί τον συναγερμό για τη συγκεκριμένη περιοχή και ΔΕΝ θα την ξαναρωτήσει για πυρκαγιά, αλλά συνεχίζει να ρωτά τις υπόλοιπες περιοχές μία – μία. Η παραπάνω διαδικασία επαναλαμβάνεται συνεχώς.</text:span></text:p>
      <text:p text:style-name="P8">Σημειώσεις:</text:p>
      <text:p text:style-name="P3">Κάθε δασική περιοχή αντιπροσωπεύεται από μία μεταβλητή η οποία έχει συγκεκριμένη τιμή. Ειδικότερα:</text:p>
      <text:list xml:id="list5995786156178679857" text:style-name="WWNum27">
        <text:list-item>
          <text:p text:style-name="P37"><text:span text:style-name="T9">Η δασική περιοχή Α αντιπροσωπεύεται από τη μεταβλητή ‘</text:span><text:span text:style-name="T13">forest</text:span><text:span text:style-name="T9">_</text:span><text:span text:style-name="T13">area</text:span><text:span text:style-name="T9">_</text:span><text:span text:style-name="T13">A</text:span><text:span text:style-name="T9">’ η οποία έχει τιμή ίση με ‘10’.</text:span></text:p>
        </text:list-item>
        <text:list-item>
          <text:p text:style-name="P37"><text:span text:style-name="T9">Η δασική περιοχή Β αντιπροσωπεύεται από τη μεταβλητή ‘</text:span><text:span text:style-name="T13">forest</text:span><text:span text:style-name="T9">_</text:span><text:span text:style-name="T13">area</text:span><text:span text:style-name="T9">_Β’ η οποία έχει τιμή ίση με ‘20’.</text:span></text:p>
        </text:list-item>
        <text:list-item>
          <text:p text:style-name="P37"><text:span text:style-name="T9">Εάν υπήρχε επιπλέον δασική περιοχή, έστω Γ, στο έργο μας θα αντιπροσωπευότανε από τη μεταβλητή ‘</text:span><text:span text:style-name="T13">forest</text:span><text:span text:style-name="T9">_</text:span><text:span text:style-name="T13">area</text:span><text:span text:style-name="T9">_Γ’ η οποία θα είχε τιμή ίση με ‘30’.</text:span></text:p>
        </text:list-item>
      </text:list>
      <text:p text:style-name="P21">.</text:p>
      <text:p text:style-name="P21">.</text:p>
      <text:p text:style-name="P21"><text:soft-page-break/>.</text:p>
      <text:p text:style-name="P21">κ.ο.κ.</text:p>
      <text:p text:style-name="P3"/>
      <text:p text:style-name="P3">Σχετικά με τις μεταβλητές που σχετίζονται με την ενεργοποίηση του συναγερμού:</text:p>
      <text:p text:style-name="P2"><text:span text:style-name="T9">Ο συναγερμός για τη δασική περιοχή Α αντιπροσωπεύεται από τη μεταβλητή ‘</text:span><text:span text:style-name="T13">alarm</text:span><text:span text:style-name="T9">_</text:span><text:span text:style-name="T13">for</text:span><text:span text:style-name="T9">_</text:span><text:span text:style-name="T13">A</text:span><text:span text:style-name="T9">’ με τιμή ‘1’. Ο συναγερμός για τη δασική περιοχή Β αντιπροσωπεύεται από τη μεταβλητή ‘</text:span><text:span text:style-name="T13">alarm</text:span><text:span text:style-name="T9">_</text:span><text:span text:style-name="T13">for</text:span><text:span text:style-name="T9">_Β’ με τιμή ‘2’ (Το έργο μας αποτελείται από 2 δασικές περιοχές. Αν είχαμε και τρίτη δασική περιοχή, έστω την Γ, θα χρησιμοποιούσαμε επιπλέον μεταβλητή την ‘</text:span><text:span text:style-name="T13">alarm</text:span><text:span text:style-name="T9">_</text:span><text:span text:style-name="T13">for</text:span><text:span text:style-name="T9">_Γ’ η οποία θα είχε τιμή ‘3’ κ.ο.κ.). Όταν <text:s/>το </text:span><text:span text:style-name="T13">robot</text:span><text:span text:style-name="T9"> – ελεγκτής ενεργοποιεί τον συναγερμό για μια περιοχή αυτό το κάνει στέλνοντας ειδοποίηση η οποία περιέχει την αντίστοιχη μεταβλητή. Για παράδειγμα αν χρειάζεται να ενεργοποιηθεί ο συναγερμός για τη δασική περιοχή Α τότε το </text:span><text:span text:style-name="T13">robot</text:span><text:span text:style-name="T9"> – ελεγκτής στέλνει ειδοποίηση η οποία περιέχει την μεταβλητή ‘</text:span><text:span text:style-name="T13">alarm</text:span><text:span text:style-name="T9">_</text:span><text:span text:style-name="T13">for</text:span><text:span text:style-name="T9">_</text:span><text:span text:style-name="T13">A</text:span><text:span text:style-name="T9">’ η οποία έχει την τιμή ‘1’. Αυτή την πληροφορία την αξιοποιεί το διαθέσιμο πυροσβεστικό όχημα που θα λάβει την ειδοποίηση του συναγερμού και από την τιμή της ειδοποίησης (που είναι το νούμερο ‘1’ στο παράδειγμά μας) καταλαβαίνει ότι πρέπει να επιλέξει τον ΠΡΩΤΟ από τους δρόμους που είναι διαθέσιμοι στο έργο μας ώστε να καταλήξει στην δασική περιοχή που έχει πυρκαγιά. Με άλλα λόγια υπάρχει η εξής αντιστοιχία: </text:span></text:p>
      <text:list xml:id="list8346931389265066700" text:style-name="WWNum28">
        <text:list-item>
          <text:p text:style-name="P38"><text:span text:style-name="T9">Η τιμή ‘1’ της μεταβλητής ‘</text:span><text:span text:style-name="T13">alarm</text:span><text:span text:style-name="T9">_</text:span><text:span text:style-name="T13">for</text:span><text:span text:style-name="T9">_</text:span><text:span text:style-name="T13">A</text:span><text:span text:style-name="T9">’ αντιστοιχεί σε πυρκαγιά στην δασική περιοχή Α και το πυροσβεστικό όχημα ΠΡΕΠΕΙ ΝΑ ΕΠΙΛΕΞΕΙ ΚΑΙ ΝΑ ΚΙΝΗΘΕΙ στον ΠΡΩΤΟ δρόμο του έργου μας (της χώρας) ώστε να καταλήξει στη δασική περιοχή Α που έχει το πρόβλημα.</text:span></text:p>
        </text:list-item>
        <text:list-item>
          <text:p text:style-name="P38"><text:span text:style-name="T9">Η τιμή ‘2’ της μεταβλητής ‘</text:span><text:span text:style-name="T13">alarm</text:span><text:span text:style-name="T9">_</text:span><text:span text:style-name="T13">for</text:span><text:span text:style-name="T9">_Β’ αντιστοιχεί σε πυρκαγιά στην δασική περιοχή Β και το πυροσβεστικό όχημα ΠΡΕΠΕΙ ΝΑ ΕΠΙΛΕΞΕΙ ΚΑΙ ΝΑ ΚΙΝΗΘΕΙ στον ΔΕΥΤΕΡΟ δρόμο του έργου μας (της χώρας) ώστε να καταλήξει στη δασική περιοχή Β που έχει το πρόβλημα.</text:span></text:p>
        </text:list-item>
      </text:list>
      <text:p text:style-name="P21">.</text:p>
      <text:p text:style-name="P21">.</text:p>
      <text:p text:style-name="P21">.</text:p>
      <text:p text:style-name="P21">κ.ο.κ.</text:p>
      <text:p text:style-name="P6"/>
      <text:p text:style-name="P2"><text:span text:style-name="T3">Τεκμηρίωση λογισμικού ‘</text:span><text:span text:style-name="T4">robot</text:span><text:span text:style-name="T3"> δασικής περιοχής Α’</text:span></text:p>
      <text:p text:style-name="P2"><text:span text:style-name="T9">[</text:span><text:span text:style-name="T18">Για λόγους σαφήνειας και για αποφυγή άσκοπου πλατειασμού δεν επεξηγούνται κάποιες από τις εντολές κατά τις οποίες το robot δασικής περιοχής Α ενεργοποιεί ή απενεργοποιεί κάποιο από τα </text:span><text:span text:style-name="T14">LED</text:span><text:span text:style-name="T18"> του ή εκπέμπει ηχητικό σήμα (</text:span><text:span text:style-name="T14">beep</text:span><text:span text:style-name="T18">) και οι οποίες βοηθούν μόνο στην οπτική/ακουστική εκτέλεση του έργου και όχι στην ουσία της λειτουργίας του. Θεωρούμε ότι είναι εύκολο να αντιληφθεί κάποιος τη λειτουργία των παραπάνω εντολών και θα προσπαθήσουμε να επεξηγήσουμε τα ουσιώδη χωρίς να κουράσουμε τον αναγνώστη με την επεξήγηση των εντολών αυτών</text:span><text:span text:style-name="T9">]</text:span></text:p>
      <text:p text:style-name="P3">Κατά τη σειρά με την οποία συναντούμε τις εντολές στο λογισμικό αυτό, εκτελούνται τα εξής:</text:p>
      <text:p text:style-name="P3"><text:soft-page-break/>Εκχωρείται η τιμή ‘10’ στη μεταβλητή ‘forest_area_A’. Αυτό συμβαίνει επειδή κάθε δασική περιοχή αντιπροσωπεύεται από ένα μοναδικό νούμερο διαφορετικό από κάθε άλλο νούμερο άλλης δασικής περιοχής. Ειδικότερα, η δασική περιοχή Α αντιπροσωπεύεται από την τιμή ‘10’. Η δασική περιοχή Β αντιπροσωπεύεται από την τιμή ‘20’ κ.ο.κ.. </text:p>
      <text:p text:style-name="P2"><text:span text:style-name="T9">Έπειτα, επαναληπτικά (</text:span><text:span text:style-name="T13">loop</text:span><text:span text:style-name="T9"> </text:span><text:span text:style-name="T13">forever</text:span><text:span text:style-name="T9">) το robot της δασικής περιοχής Α περιμένει μέχρις ότου ανιχνεύσει ότι έλαβε μια ειδοποίηση από το robot – ελεγκτή του πυροσβεστικού σταθμού. Όταν λάβει ειδοποίηση, </text:span><text:span text:style-name="T9">τότε εκχωρεί το περιεχόμενό της στη μεταβλητή </text:span><text:span text:style-name="T13">message</text:span><text:span text:style-name="T9">. Έπειτα ελέγχει εάν η ειδοποίηση που έλαβε απευθύνεται σε αυτό (στο robot της δασικής περιοχής <text:s/>Α δηλαδή). [Μια ειδοποίηση απευθύνεται σε μια δασική περιοχή (στο robot της για την ακρίβεια) εάν η τιμή της ειδοποίησης αυτής ισούται με την τιμή που αντιπροσωπεύει τη δασική περιοχή. Για παράδειγμα εάν το robot της δασικής περιοχής Α λάβει εισερχόμενη ειδοποίηση με τιμή ‘10’ αυτό σημαίνει ότι η ειδοποίηση αυτή πράγματι απευθύνεται σε αυτό]. Για να ελέγξει, λοιπόν, εάν η εισερχόμενη ειδοποίηση απευθύνεται σε αυτό, κάνει τα εξής: Επειδή στο προγραμματιστικό περιβάλλον μας δεν μπορούμε να συγκρίνουμε απευθείας τις τιμές 2 μεταβλητών, κάνουμε τα παρακάτω: Αφαιρούμε από την </text:span><text:span text:style-name="T13">message</text:span><text:span text:style-name="T9"> την ‘</text:span><text:span text:style-name="T13">forest</text:span><text:span text:style-name="T9">_</text:span><text:span text:style-name="T13">area</text:span><text:span text:style-name="T9">_</text:span><text:span text:style-name="T13">A</text:span><text:span text:style-name="T9">’ και το αποτέλεσμα εκχωρείται στην </text:span><text:span text:style-name="T13">message</text:span><text:span text:style-name="T9">. Στη συνέχεια ελέγχεται το αποτέλεσμα αυτό, δηλαδή η τιμή της </text:span><text:span text:style-name="T13">message</text:span><text:span text:style-name="T9">. Εάν η τιμή της </text:span><text:span text:style-name="T13">message</text:span><text:span text:style-name="T9"> είναι ίση με ‘0’ (</text:span><text:span text:style-name="T13">if</text:span><text:span text:style-name="T9"> </text:span><text:span text:style-name="T13">message</text:span><text:span text:style-name="T9"> = 0) αυτό σημαίνει ότι η εισερχόμενη ειδοποίηση απευθύνεται σε αυτό το robot (της δασικής περιοχής Α) οπότε ακολουθείται η επάνω διακλάδωση της (</text:span><text:span text:style-name="T13">if</text:span><text:span text:style-name="T9"> </text:span><text:span text:style-name="T13">message</text:span><text:span text:style-name="T9"> = 0) όπου το robot της δασικής περιοχής Α στέλνει απάντηση στο robot – ελεγκτή (</text:span><text:span text:style-name="T13">transmit</text:span><text:span text:style-name="T9"> </text:span><text:span text:style-name="T13">forest</text:span><text:span text:style-name="T9">_</text:span><text:span text:style-name="T13">area</text:span><text:span text:style-name="T9">_</text:span><text:span text:style-name="T13">A</text:span><text:span text:style-name="T9">). Η απάντηση περιέχει την τιμή της δασικής περιοχής Α, δηλαδή το ‘10’ ώστε το robot – ελεγκτής να καταλάβει ότι η δασική περιοχή Α του απάντησε (άρα όλα πάνε καλά σε αυτήν την περιοχή, αφού το robot της λειτουργεί και απάντησε).</text:span></text:p>
      <text:p text:style-name="P2"><text:span text:style-name="T9">Μέχρι στιγμής επεξηγήθηκε η περίπτωση όπου η εισερχόμενη ειδοποίηση απευθυνότανε στην δασική περιοχή Α. Σε αντίθετη περίπτωση, μετά την αφαίρεση </text:span><text:span text:style-name="T13">message</text:span><text:span text:style-name="T9"> - </text:span><text:span text:style-name="T13">forest</text:span><text:span text:style-name="T9">_</text:span><text:span text:style-name="T13">area</text:span><text:span text:style-name="T9">_</text:span><text:span text:style-name="T13">A</text:span><text:span text:style-name="T9"> το αποτέλεσμα θα είναι διάφορο του μηδενός οπότε θα ακολουθηθεί η κάτω διακλάδωση της ‘</text:span><text:span text:style-name="T13">if</text:span><text:span text:style-name="T9"> </text:span><text:span text:style-name="T13">message</text:span><text:span text:style-name="T9"> = 0’, όπου απλά το robot της δασικής περιοχής Α δεν θα κάνει κάποια ενέργεια παρά μόνο θα περιμένει μέχρι την επόμενη εισερχόμενη ειδοποίηση που θα λάβει. </text:span></text:p>
      <text:p text:style-name="P3">Κατά αυτόν τον τρόπο λειτουργίας κάθε δασική περιοχή που δεν αντιμετωπίζει πρόβλημα/πυρκαγιά (συνεπώς το robot της δεν έχει καταστραφεί/καεί αλλά λειτουργεί) θα απαντά στην εισερχόμενη ειδοποίηση που λαμβάνει και της απευθύνεται. Αλλιώς αν το robot μιας δασικής περιοχής ΔΕΝ απαντήσει σε εισερχόμενη ειδοποίηση του robot – ελεγκτή η οποία απευθύνεται σε αυτή τη δασική περιοχή αυτό σημαίνει ότι το robot της δασικής περιοχής καταστράφηκε πιθανότατα λόγω πυρκαγιάς σε αυτή τη δασική περιοχή. Από την απουσία απάντησης από την εν λόγω δασική περιοχή, το robot – ελεγκτής θα αντιληφθεί το πρόβλημα και θα στείλει όχημα σε αυτή τη δασική περιοχή που δεν του απάντησε.</text:p>
      <text:p text:style-name="P16">Κεφάλαιο 6: </text:p>
      <text:p text:style-name="P12"><text:span text:style-name="T17">Πως φορτώνουμε ένα πρόγραμμα στο </text:span><text:span text:style-name="T15">robot</text:span><text:span text:style-name="T17"> </text:span><text:span text:style-name="T15">Edison</text:span><text:span text:style-name="T17">. Προγραμματισμός των </text:span><text:span text:style-name="T15">robots</text:span><text:span text:style-name="T17"> του έργου μας.</text:span></text:p>
      <text:p text:style-name="P2"><text:span text:style-name="T9">Για να φορτώσουμε ένα από τα λογισμικά του φακέλου </text:span><text:span text:style-name="T13">code</text:span><text:span text:style-name="T9"> (π.χ. το πρόγραμμα ‘robot δασικής περιοχής Α’) σε ένα </text:span><text:span text:style-name="T13">robot</text:span><text:span text:style-name="T9"> </text:span><text:span text:style-name="T13">Edison</text:span><text:span text:style-name="T9"> , ακολουθούμε τα εξής βήματα:</text:span></text:p>
      <text:list xml:id="list8336649348607787028" text:style-name="WWNum14">
        <text:list-item>
          <text:p text:style-name="P39"><text:span text:style-name="T9">Συνδέουμε την μία άκρη του καλωδίου του </text:span><text:span text:style-name="T13">robot</text:span><text:span text:style-name="T9"> </text:span><text:span text:style-name="T13">Edison</text:span><text:span text:style-name="T9"> στη θύρα ακουστικών του υπολογιστή μας και την άλλη άκρη του καλωδίου την συνδέουμε στο </text:span><text:span text:style-name="T13">robot</text:span><text:span text:style-name="T9"> </text:span><text:span text:style-name="T13">Edison</text:span><text:span text:style-name="T9"> όπως φαίνεται στις εικόνες «</text:span><text:span text:style-name="T15">d</text:span><text:span text:style-name="T17">3</text:span><text:span text:style-name="T9">» και «</text:span><text:span text:style-name="T15">d</text:span><text:span text:style-name="T17">4</text:span><text:span text:style-name="T9">» του φακέλου </text:span><text:span text:style-name="T13">docs</text:span><text:span text:style-name="T9">.</text:span></text:p>
        </text:list-item>
        <text:list-item>
          <text:p text:style-name="P39"><text:soft-page-break/><text:span text:style-name="T9">Ορίζουμε την ένταση του ήχου </text:span><text:span text:style-name="T17">στην μέγιστη δυνατή τιμή</text:span><text:span text:style-name="T9">.</text:span></text:p>
        </text:list-item>
        <text:list-item>
          <text:p text:style-name="P39"><text:span text:style-name="T9">Απενεργοποιούμε τα εφέ ήχου (εφόσον υπάρχουν εφέ ήχου στο σύστημά μας). Ειδικότερα, στον υπολογιστή που χρησιμοποιήσαμε, ο οποίος εξοπλίζεται με λειτουργικό σύστημα </text:span><text:span text:style-name="T13">Windows</text:span><text:span text:style-name="T9"> 10, απενεργοποιήσαμε τα εφέ ήχου ακολουθώντας τα βήματα που φαίνονται στην εικόνα «</text:span><text:span text:style-name="T15">d</text:span><text:span text:style-name="T17">5</text:span><text:span text:style-name="T9">» του φακέλου </text:span><text:span text:style-name="T13">docs</text:span><text:span text:style-name="T9">.</text:span></text:p>
        </text:list-item>
        <text:list-item>
          <text:p text:style-name="P39"><text:span text:style-name="T9">Ανοίγουμε το πρόγραμμα ‘robot δασικής περιοχής Α’ (μέσω του προγραμματιστικού περιβάλλοντος </text:span><text:span text:style-name="T13">EdWare</text:span><text:span text:style-name="T9">). </text:span><text:span text:style-name="T18">(Εννοείται ότι έχουμε κάνει λήψη το πρόγραμμα ‘</text:span><text:span text:style-name="T9">robot δασικής περιοχής Α</text:span><text:span text:style-name="T18">’ από τον φάκελο </text:span><text:span text:style-name="T14">code</text:span><text:span text:style-name="T18"> του αποθετηρίου του έργου και ότι το </text:span><text:span text:style-name="T14">EdWare</text:span><text:span text:style-name="T18"> είναι ήδη εγκατεστημένο στον υπολογιστή μας.)</text:span></text:p>
        </text:list-item>
        <text:list-item>
          <text:p text:style-name="P39"><text:span text:style-name="T9">Πιέζουμε μία φορά το στρογγυλό κουμπί που υπάρχει στο επάνω τμήμα του </text:span><text:span text:style-name="T13">robot</text:span><text:span text:style-name="T9"> </text:span><text:span text:style-name="T13">Edison</text:span><text:span text:style-name="T9">.</text:span></text:p>
        </text:list-item>
        <text:list-item>
          <text:p text:style-name="P39"><text:span text:style-name="T9">Στο παράθυρο του προγραμματιστικού περιβάλλοντος </text:span><text:span text:style-name="T13">EdWare</text:span><text:span text:style-name="T9"> επιλέγουμε το κουμπί ‘</text:span><text:span text:style-name="T13">Program</text:span><text:span text:style-name="T9"> </text:span><text:span text:style-name="T13">Edison</text:span><text:span text:style-name="T9">’ και έπειτα, στο παραθυράκι που εμφανίζεται, επιλέγουμε ‘</text:span><text:span text:style-name="T13">Start</text:span><text:span text:style-name="T9"> </text:span><text:span text:style-name="T13">Download</text:span><text:span text:style-name="T9">’ για να ξεκινήσει η φόρτωση του προγράμματος στο </text:span><text:span text:style-name="T13">robot</text:span><text:span text:style-name="T9"> </text:span><text:span text:style-name="T13">Edison</text:span><text:span text:style-name="T9">.</text:span></text:p>
        </text:list-item>
        <text:list-item>
          <text:p text:style-name="P39"><text:span text:style-name="T9">Περιμένουμε μέχρι να ακουστεί ένας χαρακτηριστικός ήχος και ταυτόχρονα να αρχίζουν να αναβοσβήνουν εναλλάξ τα </text:span><text:span text:style-name="T13">Leds</text:span><text:span text:style-name="T9"> του </text:span><text:span text:style-name="T13">robot</text:span><text:span text:style-name="T9"> </text:span><text:span text:style-name="T13">Edison</text:span><text:span text:style-name="T9">. Η φόρτωση του προγράμματος έχει ολοκληρωθεί με επιτυχία!</text:span></text:p>
        </text:list-item>
      </text:list>
      <text:p text:style-name="P2"><text:span text:style-name="T9">Αφού φορτωθούν τα προγράμματα στα 5 </text:span><text:span text:style-name="T13">robots</text:span><text:span text:style-name="T9"> </text:span><text:span text:style-name="T13">Edison</text:span><text:span text:style-name="T9">, τότε είμαστε έτοιμοι να εκτελέσουμε το έργο μας. Τοποθετούμε κάθε </text:span><text:span text:style-name="T13">robot</text:span><text:span text:style-name="T9"> στη σωστή θέση του και για να αρχίσει να εκτελεί κάθε </text:span><text:span text:style-name="T13">robot</text:span><text:span text:style-name="T9"> το πρόγραμμα με το οποίο έχει προγραμματιστεί, πατάμε μία φορά το τριγωνικό του κουμπί κάθε </text:span><text:span text:style-name="T13">robot</text:span><text:span text:style-name="T9">. </text:span><text:span text:style-name="T12">Προσοχή</text:span><text:span text:style-name="T9">: Για τη σωστή εκτέλεση του έργου μας το </text:span><text:span text:style-name="T13">robot</text:span><text:span text:style-name="T9"> – ελεγκτής πρέπει να ενεργοποιηθεί </text:span><text:span text:style-name="T12">ΤΕΛΕΥΤΑΙΟ</text:span><text:span text:style-name="T9">. Αυτό είναι απαραίτητο, μιας και αν ΔΕΝ τηρηθεί η παραπάνω οδηγία, το </text:span><text:span text:style-name="T13">robot</text:span><text:span text:style-name="T9"> – ελεγκτής θα αρχίσει να εκπέμπει μηνύματα ερωτήσεις προς τα </text:span><text:span text:style-name="T13">robot</text:span><text:span text:style-name="T9"> δασικών περιοχών τα οποία πιθανόν να μην έχουμε προλάβει να τα ενεργοποιήσουμε με αποτέλεσμα το </text:span><text:span text:style-name="T13">robot</text:span><text:span text:style-name="T9"> – ελεγκτής να μην λάβει απάντηση από κάποιο/α από αυτά με συνέπεια να θεωρήσει ότι η/οι αντίστοιχη/ες δασική/ές περιοχές έχουν πυρκαγιά χωρίς αυτό να ισχύει…</text:span></text:p>
      <text:p text:style-name="P16">Κεφάλαιο 7:</text:p>
      <text:p text:style-name="P10">Επεκτασιμότητα – κλιμάκωση – γενίκευση του έργου μας.</text:p>
      <text:p text:style-name="P3">Το έργο μας μπορεί εύκολα να επεκταθεί και να λειτουργήσει για οσεσδήποτε δασικές περιοχές μιας χώρας. Προϋπόθεση για αυτό είναι:</text:p>
      <text:list xml:id="list4764729509568457396" text:style-name="WWNum15">
        <text:list-item>
          <text:p text:style-name="P46">Να τηρηθούν οι περιορισμοί που ήδη έχουν αναφερθεί.</text:p>
        </text:list-item>
        <text:list-item>
          <text:p text:style-name="P40"><text:span text:style-name="T9">Να χρησιμοποιηθούν περισσότερα </text:span><text:span text:style-name="T13">robots</text:span><text:span text:style-name="T9"> </text:span><text:span text:style-name="T13">Edison</text:span><text:span text:style-name="T9"> [για παράδειγμα, εάν η επικράτεια μιας χώρας χωριστεί σε 10 δασικές περιοχές, τότε χρειαζόμαστε 21 </text:span><text:span text:style-name="T13">Edison</text:span><text:span text:style-name="T9"> </text:span><text:span text:style-name="T13">robots</text:span><text:span text:style-name="T9"> (10 </text:span><text:span text:style-name="T13">robot</text:span><text:span text:style-name="T9"> δασικών περιοχών + 10 </text:span><text:span text:style-name="T13">robot</text:span><text:span text:style-name="T9"> πυροσβεστικά οχήματα + 1 </text:span><text:span text:style-name="T13">robot</text:span><text:span text:style-name="T9"> - ελεγκτής)].</text:span></text:p>
        </text:list-item>
      </text:list>
      <text:p text:style-name="P16"/>
      <text:p text:style-name="P16"/>
      <text:p text:style-name="P16"><text:soft-page-break/>Κεφάλαιο 8: </text:p>
      <text:p text:style-name="P9">Χρησιμότητα του έργου μας.</text:p>
      <text:p text:style-name="P3">Είναι κοινά παραδεκτό ότι όσο πιο άμεσα γίνει αντιληπτή η ύπαρξη φωτιάς και όσο πιο άμεση είναι η επέμβαση των πυροσβεστικών δυνάμεων, τόσο μικρότερη θα είναι η ζημιά που θα προκαλέσει η φωτιά. Αντίθετα αν η ύπαρξη φωτιάς ΔΕΝ γίνει έγκαιρα αντιληπτή, είναι σχεδόν βέβαιο ότι η, μικρή αρχικά φωτιά, θα εξελιχθεί σε τεράστια πυρκαγιά η οποία θα είναι ΜΗ ΔΙΑΧΕΙΡΙΣΙΜΗ (όπως έγινε στις πρόσφατες πυρκαγιές στην Αυστραλία το 2019) με ολέθρια <text:s/>αποτελέσματα (απώλεια ανθρώπινων ζωών, καταστροφή πανίδας, χλωρίδας, περιουσιών κτλ).</text:p>
      <text:p text:style-name="P3">Με την πρακτική εφαρμογή της ιδέας του έργου μας, χρησιμοποιώντας κατάλληλα προγραμματισμένα συστήματα και χωρίζοντας την επικράτεια μιας χώρας σε πολλές, σχετικά μικρής έκτασης, δασικές περιοχές πιστεύουμε ότι η ύπαρξη φωτιάς θα εντοπίζεται πολύ γρηγορότερα από ότι εντοπίζεται σήμερα και η επέμβαση των πυροσβεστικών δυνάμεων θα είναι πολύ αμεσότερη με ευεργετικά αποτελέσματ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Κανονικά" style:font-family-generic="roman" style:font-pitch="variable" style:font-charset="x-symbol"/>
    <style:font-face style:name="Mangal1" svg:font-family="Mangal"/>
    <style:font-face style:name="OpenSymbol" svg:font-family="OpenSymbol"/>
    <style:font-face style:name="Courier New" svg:font-family="'Courier New'" style:font-adornments="Κανονικά" style:font-family-generic="modern" style:font-pitch="fixed"/>
    <style:font-face style:name="Calibri" svg:font-family="Calibr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l" fo:country="G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l" fo:country="G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325cm" style:type="center"/>
          <style:tab-stop style:position="14.651cm" style:type="right"/>
        </style:tab-stops>
      </style:paragraph-properties>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7cm" fo:margin-bottom="1.249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Σελίδα <text:page-number text:select-page="current">17</text:page-number> από <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Βασίλης</meta:initial-creator>
    <dc:creator>Βασίλειος Λαδάς</dc:creator>
    <meta:editing-cycles>134</meta:editing-cycles>
    <meta:creation-date>2019-01-27T16:09:00</meta:creation-date>
    <dc:date>2020-05-19T21:56:01.52</dc:date>
    <meta:editing-duration>PT28M</meta:editing-duration>
    <meta:generator>OpenOffice/4.1.5$Win32 OpenOffice.org_project/415m1$Build-9789</meta:generator>
    <meta:document-statistic meta:table-count="0" meta:image-count="0" meta:object-count="0" meta:page-count="17" meta:paragraph-count="176" meta:word-count="6911" meta:character-count="454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